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7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ccess" table:style-name="ta1">
        <table:shapes>
          <draw:frame draw:z-index="0" draw:style-name="gr1" draw:text-style-name="P1" svg:width="997.06pt" svg:height="632.64pt" svg:x="438.43pt" svg:y="2.83pt">
            <draw:object draw:notify-on-update-of-ranges="access.A1:access.A1 access.A2:access.A1001 access.B1:access.B1 access.B2:access.B1001 access.A1:access.A1 access.A2:access.A1001 access.C1:access.C1 access.C2:access.C1001 access.A1:access.A1 access.A2:access.A1001 access.D1:access.D1 access.D2:access.D1001 access.A1:access.A1 access.A2:access.A1001 access.E1:access.E1 access.E2:access.E1001 access.A1:access.A1 access.A2:access.A1001 access.F1:access.F1 access.F2:access.F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391599" calcext:value-type="float">
            <text:p>0.00039159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23179" calcext:value-type="float">
            <text:p>0.00042317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386072" calcext:value-type="float">
            <text:p>0.00038607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399494" calcext:value-type="float">
            <text:p>0.00039949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398309" calcext:value-type="float">
            <text:p>0.00039830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26352" calcext:value-type="float">
            <text:p>7.26352E-0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406994" calcext:value-type="float">
            <text:p>0.000406994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29101" calcext:value-type="float">
            <text:p>0.00042910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15679" calcext:value-type="float">
            <text:p>0.00041567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22784" calcext:value-type="float">
            <text:p>0.000422784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24758" calcext:value-type="float">
            <text:p>0.000424758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0734248" calcext:value-type="float">
            <text:p>7.34248E-005</text:p>
          </table:table-cell>
          <table:table-cell office:value-type="float" office:value="0.000760301" calcext:value-type="float">
            <text:p>0.000760301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50023" calcext:value-type="float">
            <text:p>0.00045002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107374" calcext:value-type="float">
            <text:p>0.00010737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069872" calcext:value-type="float">
            <text:p>0.000069872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41338" calcext:value-type="float">
            <text:p>0.000441338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3739" calcext:value-type="float">
            <text:p>0.00043739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443707" calcext:value-type="float">
            <text:p>0.000443707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0.0000718457" calcext:value-type="float">
            <text:p>7.18457E-005</text:p>
          </table:table-cell>
          <table:table-cell office:value-type="float" office:value="0.000463839" calcext:value-type="float">
            <text:p>0.00046383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00769776" calcext:value-type="float">
            <text:p>7.6977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2656" calcext:value-type="float">
            <text:p>0.00049265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00844779" calcext:value-type="float">
            <text:p>8.4477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789" calcext:value-type="float">
            <text:p>0.00051278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4498" calcext:value-type="float">
            <text:p>0.000474498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472524" calcext:value-type="float">
            <text:p>0.00047252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722405" calcext:value-type="float">
            <text:p>7.22405E-00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6477" calcext:value-type="float">
            <text:p>0.00059647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84761" calcext:value-type="float">
            <text:p>0.00048476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60286" calcext:value-type="float">
            <text:p>0.000460286</text:p>
          </table:table-cell>
          <table:table-cell table:number-columns-repeated="2"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7003" calcext:value-type="float">
            <text:p>0.000587003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9104" calcext:value-type="float">
            <text:p>0.00048910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2787" calcext:value-type="float">
            <text:p>0.000482787</text:p>
          </table:table-cell>
          <table:table-cell table:number-columns-repeated="2"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34895" calcext:value-type="float">
            <text:p>0.00053489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0029" calcext:value-type="float">
            <text:p>0.00057002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492656" calcext:value-type="float">
            <text:p>0.000492656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463" calcext:value-type="float">
            <text:p>0.00049463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5945" calcext:value-type="float">
            <text:p>0.00048594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596083" calcext:value-type="float">
            <text:p>5.9608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552" calcext:value-type="float">
            <text:p>0.000515552</text:p>
          </table:table-cell>
          <table:table-cell office:value-type="float" office:value="0.000060003" calcext:value-type="float">
            <text:p>0.000060003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81208" calcext:value-type="float">
            <text:p>0.000481208</text:p>
          </table:table-cell>
          <table:table-cell office:value-type="float" office:value="0.0000596083" calcext:value-type="float">
            <text:p>5.9608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00773724" calcext:value-type="float">
            <text:p>7.7372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1603" calcext:value-type="float">
            <text:p>0.000481603</text:p>
          </table:table-cell>
          <table:table-cell table:number-columns-repeated="2"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0888203" calcext:value-type="float">
            <text:p>8.8820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4892" calcext:value-type="float">
            <text:p>0.00047489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5287" calcext:value-type="float">
            <text:p>0.000475287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1736" calcext:value-type="float">
            <text:p>0.000501736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42142" calcext:value-type="float">
            <text:p>7.42142E-005</text:p>
          </table:table-cell>
          <table:table-cell office:value-type="float" office:value="0.000477261" calcext:value-type="float">
            <text:p>0.00047726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2919" calcext:value-type="float">
            <text:p>0.00047291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89245" calcext:value-type="float">
            <text:p>0.00068924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836884" calcext:value-type="float">
            <text:p>8.36884E-00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00663191" calcext:value-type="float">
            <text:p>6.6319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4104" calcext:value-type="float">
            <text:p>0.00050410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817146" calcext:value-type="float">
            <text:p>8.17146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00761881" calcext:value-type="float">
            <text:p>7.6188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5688" calcext:value-type="float">
            <text:p>0.00059568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6209" calcext:value-type="float">
            <text:p>0.00049620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1472" calcext:value-type="float">
            <text:p>0.00049147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00848727" calcext:value-type="float">
            <text:p>8.4872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742142" calcext:value-type="float">
            <text:p>7.42142E-0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722404" calcext:value-type="float">
            <text:p>7.22404E-005</text:p>
          </table:table-cell>
          <table:table-cell office:value-type="float" office:value="0.000483972" calcext:value-type="float">
            <text:p>0.00048397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0814" calcext:value-type="float">
            <text:p>0.000480814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0422" calcext:value-type="float">
            <text:p>0.00054042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05289" calcext:value-type="float">
            <text:p>0.00050528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529" calcext:value-type="float">
            <text:p>0.0005352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1603" calcext:value-type="float">
            <text:p>0.000481603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76471" calcext:value-type="float">
            <text:p>0.000476471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0419" calcext:value-type="float">
            <text:p>0.00048041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4498" calcext:value-type="float">
            <text:p>0.00047449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470155" calcext:value-type="float">
            <text:p>0.00047015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9108" calcext:value-type="float">
            <text:p>0.00057910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516" calcext:value-type="float">
            <text:p>0.0005751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303" calcext:value-type="float">
            <text:p>0.0000730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943469" calcext:value-type="float">
            <text:p>9.43469E-005</text:p>
          </table:table-cell>
          <table:table-cell office:value-type="float" office:value="0.000530553" calcext:value-type="float">
            <text:p>0.00053055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496604" calcext:value-type="float">
            <text:p>0.00049660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26352" calcext:value-type="float">
            <text:p>7.26352E-00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1736" calcext:value-type="float">
            <text:p>0.000501736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0710562" calcext:value-type="float">
            <text:p>7.10562E-00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3185" calcext:value-type="float">
            <text:p>0.000543185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4238" calcext:value-type="float">
            <text:p>0.000554238</text:p>
          </table:table-cell>
          <table:table-cell office:value-type="float" office:value="0.0000813199" calcext:value-type="float">
            <text:p>8.1319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81618" calcext:value-type="float">
            <text:p>7.81618E-005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4895" calcext:value-type="float">
            <text:p>0.00053489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4235" calcext:value-type="float">
            <text:p>0.00049423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9762" calcext:value-type="float">
            <text:p>0.00049976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57665" calcext:value-type="float">
            <text:p>0.000657665</text:p>
          </table:table-cell>
          <table:table-cell table:number-columns-repeated="2"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90288" calcext:value-type="float">
            <text:p>0.00049028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8709" calcext:value-type="float">
            <text:p>0.000488709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5156" calcext:value-type="float">
            <text:p>0.00048515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4632" calcext:value-type="float">
            <text:p>0.00052463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634" calcext:value-type="float">
            <text:p>0.0004863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4609" calcext:value-type="float">
            <text:p>0.000074609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0927678" calcext:value-type="float">
            <text:p>9.27678E-005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0024" calcext:value-type="float">
            <text:p>0.000480024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1603" calcext:value-type="float">
            <text:p>0.00048160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2659" calcext:value-type="float">
            <text:p>0.000552659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63191" calcext:value-type="float">
            <text:p>6.63191E-00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1208" calcext:value-type="float">
            <text:p>0.00048120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77656" calcext:value-type="float">
            <text:p>0.00047765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475682" calcext:value-type="float">
            <text:p>0.00047568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954522" calcext:value-type="float">
            <text:p>0.00095452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463" calcext:value-type="float">
            <text:p>0.0004946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491472" calcext:value-type="float">
            <text:p>0.00049147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832936" calcext:value-type="float">
            <text:p>8.32936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86877" calcext:value-type="float">
            <text:p>6.86877E-00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4358" calcext:value-type="float">
            <text:p>0.0005435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86877" calcext:value-type="float">
            <text:p>6.86877E-00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4358" calcext:value-type="float">
            <text:p>0.0005435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48634" calcext:value-type="float">
            <text:p>0.0004863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773723" calcext:value-type="float">
            <text:p>7.73723E-005</text:p>
          </table:table-cell>
          <table:table-cell office:value-type="float" office:value="0.000487525" calcext:value-type="float">
            <text:p>0.00048752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477261" calcext:value-type="float">
            <text:p>0.000477261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71451" calcext:value-type="float">
            <text:p>0.000071451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06078" calcext:value-type="float">
            <text:p>0.000506078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848727" calcext:value-type="float">
            <text:p>8.48727E-005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479629" calcext:value-type="float">
            <text:p>0.000479629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702667" calcext:value-type="float">
            <text:p>7.02667E-0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757932" calcext:value-type="float">
            <text:p>7.57932E-005</text:p>
          </table:table-cell>
          <table:table-cell office:value-type="float" office:value="0.000479629" calcext:value-type="float">
            <text:p>0.00047962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100663" calcext:value-type="float">
            <text:p>0.000100663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475682" calcext:value-type="float">
            <text:p>0.00047568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7932" calcext:value-type="float">
            <text:p>7.57932E-005</text:p>
          </table:table-cell>
          <table:table-cell office:value-type="float" office:value="0.000474498" calcext:value-type="float">
            <text:p>0.00047449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57932" calcext:value-type="float">
            <text:p>7.57932E-005</text:p>
          </table:table-cell>
          <table:table-cell office:value-type="float" office:value="0.000493051" calcext:value-type="float">
            <text:p>0.00049305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483972" calcext:value-type="float">
            <text:p>0.000483972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1737" calcext:value-type="float">
            <text:p>0.00053173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22658" calcext:value-type="float">
            <text:p>0.000522658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27395" calcext:value-type="float">
            <text:p>0.000527395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1341" calcext:value-type="float">
            <text:p>0.00050134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0026" calcext:value-type="float">
            <text:p>0.000510026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6078" calcext:value-type="float">
            <text:p>0.000506078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9542" calcext:value-type="float">
            <text:p>0.00049542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4763" calcext:value-type="float">
            <text:p>0.000514763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63191" calcext:value-type="float">
            <text:p>6.63191E-005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1082" calcext:value-type="float">
            <text:p>0.000581082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132638" calcext:value-type="float">
            <text:p>0.000132638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5025" calcext:value-type="float">
            <text:p>0.000495025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915835" calcext:value-type="float">
            <text:p>9.15835E-005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4632" calcext:value-type="float">
            <text:p>0.000524632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8457" calcext:value-type="float">
            <text:p>7.18457E-00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552" calcext:value-type="float">
            <text:p>0.000515552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000655297" calcext:value-type="float">
            <text:p>6.5529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8447" calcext:value-type="float">
            <text:p>0.000508447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000915836" calcext:value-type="float">
            <text:p>9.1583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713" calcext:value-type="float">
            <text:p>0.00048713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000852675" calcext:value-type="float">
            <text:p>8.52675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482393" calcext:value-type="float">
            <text:p>0.000482393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000903993" calcext:value-type="float">
            <text:p>9.0399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4632" calcext:value-type="float">
            <text:p>0.000524632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000919783" calcext:value-type="float">
            <text:p>9.1978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1079" calcext:value-type="float">
            <text:p>0.000521079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1998" calcext:value-type="float">
            <text:p>0.000481998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0101452" calcext:value-type="float">
            <text:p>0.000101452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502131" calcext:value-type="float">
            <text:p>0.00050213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529" calcext:value-type="float">
            <text:p>0.0005352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000978996" calcext:value-type="float">
            <text:p>9.789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8709" calcext:value-type="float">
            <text:p>0.00048870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0026" calcext:value-type="float">
            <text:p>0.00051002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292" calcext:value-type="float">
            <text:p>0.0005029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0000785566" calcext:value-type="float">
            <text:p>7.8556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8581" calcext:value-type="float">
            <text:p>0.000558581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741748" calcext:value-type="float">
            <text:p>0.000741748</text:p>
          </table:table-cell>
          <table:table-cell office:value-type="float" office:value="0.0000817146" calcext:value-type="float">
            <text:p>8.1714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496999" calcext:value-type="float">
            <text:p>0.000496999</text:p>
          </table:table-cell>
          <table:table-cell table:number-columns-repeated="2"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4366" calcext:value-type="float">
            <text:p>0.00048436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000884255" calcext:value-type="float">
            <text:p>8.8425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7525" calcext:value-type="float">
            <text:p>0.00048752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000880308" calcext:value-type="float">
            <text:p>8.80308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477261" calcext:value-type="float">
            <text:p>0.000477261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840832" calcext:value-type="float">
            <text:p>8.40832E-005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00089215" calcext:value-type="float">
            <text:p>0.00008921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5945" calcext:value-type="float">
            <text:p>0.00048594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0814" calcext:value-type="float">
            <text:p>0.000480814</text:p>
          </table:table-cell>
          <table:table-cell office:value-type="float" office:value="0.0000817146" calcext:value-type="float">
            <text:p>8.1714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316" calcext:value-type="float">
            <text:p>0.000518316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6081" calcext:value-type="float">
            <text:p>0.00056608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0000931626" calcext:value-type="float">
            <text:p>9.3162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31089" calcext:value-type="float">
            <text:p>0.00073108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000907941" calcext:value-type="float">
            <text:p>9.0794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68323" calcext:value-type="float">
            <text:p>0.00066832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0000907941" calcext:value-type="float">
            <text:p>9.0794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48727" calcext:value-type="float">
            <text:p>8.48727E-00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000978996" calcext:value-type="float">
            <text:p>9.7899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4106" calcext:value-type="float">
            <text:p>0.000534106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40027" calcext:value-type="float">
            <text:p>0.00054002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1867" calcext:value-type="float">
            <text:p>0.00049186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0000919783" calcext:value-type="float">
            <text:p>9.1978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3972" calcext:value-type="float">
            <text:p>0.00048397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0000967153" calcext:value-type="float">
            <text:p>9.671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2525" calcext:value-type="float">
            <text:p>0.00050252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000884255" calcext:value-type="float">
            <text:p>8.84255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540422" calcext:value-type="float">
            <text:p>0.00054042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0000986892" calcext:value-type="float">
            <text:p>9.8689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3975" calcext:value-type="float">
            <text:p>0.000543975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00994786" calcext:value-type="float">
            <text:p>9.9478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6737" calcext:value-type="float">
            <text:p>0.000516737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000106584" calcext:value-type="float">
            <text:p>0.000106584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9498" calcext:value-type="float">
            <text:p>0.00048949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7139" calcext:value-type="float">
            <text:p>0.00066713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927678" calcext:value-type="float">
            <text:p>9.27678E-005</text:p>
          </table:table-cell>
          <table:table-cell office:value-type="float" office:value="0.000481998" calcext:value-type="float">
            <text:p>0.000481998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0000884255" calcext:value-type="float">
            <text:p>8.8425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25042" calcext:value-type="float">
            <text:p>8.25042E-005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8183" calcext:value-type="float">
            <text:p>0.00049818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2263" calcext:value-type="float">
            <text:p>0.00052226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000947416" calcext:value-type="float">
            <text:p>9.47416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98972" calcext:value-type="float">
            <text:p>0.00049897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0000971101" calcext:value-type="float">
            <text:p>9.711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7526" calcext:value-type="float">
            <text:p>0.000517526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718457" calcext:value-type="float">
            <text:p>7.18457E-00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00915835" calcext:value-type="float">
            <text:p>9.1583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3182" calcext:value-type="float">
            <text:p>0.000483182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0781618" calcext:value-type="float">
            <text:p>7.81618E-005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0814" calcext:value-type="float">
            <text:p>0.000480814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42142" calcext:value-type="float">
            <text:p>7.42142E-005</text:p>
          </table:table-cell>
          <table:table-cell office:value-type="float" office:value="0.000504894" calcext:value-type="float">
            <text:p>0.000504894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476471" calcext:value-type="float">
            <text:p>0.000476471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0419" calcext:value-type="float">
            <text:p>0.000480419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75287" calcext:value-type="float">
            <text:p>0.00047528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000967153" calcext:value-type="float">
            <text:p>9.671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4368" calcext:value-type="float">
            <text:p>0.000514368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2262" calcext:value-type="float">
            <text:p>0.00049226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0000931626" calcext:value-type="float">
            <text:p>9.3162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000986892" calcext:value-type="float">
            <text:p>9.8689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4763" calcext:value-type="float">
            <text:p>0.000514763</text:p>
          </table:table-cell>
          <table:table-cell office:value-type="float" office:value="0.0000722404" calcext:value-type="float">
            <text:p>7.22404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5949" calcext:value-type="float">
            <text:p>0.000545949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13184" calcext:value-type="float">
            <text:p>0.000513184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542" calcext:value-type="float">
            <text:p>0.0004954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76359" calcext:value-type="float">
            <text:p>8.76359E-005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9893" calcext:value-type="float">
            <text:p>0.000489893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9104" calcext:value-type="float">
            <text:p>0.00048910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26747" calcext:value-type="float">
            <text:p>0.00072674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0000903993" calcext:value-type="float">
            <text:p>9.0399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896492" calcext:value-type="float">
            <text:p>0.00089649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63065" calcext:value-type="float">
            <text:p>0.00076306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55959" calcext:value-type="float">
            <text:p>0.000755959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31879" calcext:value-type="float">
            <text:p>0.00073187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734247" calcext:value-type="float">
            <text:p>7.34247E-005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43848" calcext:value-type="float">
            <text:p>0.00064384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42142" calcext:value-type="float">
            <text:p>7.42142E-005</text:p>
          </table:table-cell>
          <table:table-cell office:value-type="float" office:value="0.00068135" calcext:value-type="float">
            <text:p>0.0006813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9503" calcext:value-type="float">
            <text:p>0.00057950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0428" calcext:value-type="float">
            <text:p>0.00066042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1871" calcext:value-type="float">
            <text:p>0.00058187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96872" calcext:value-type="float">
            <text:p>0.000596872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844779" calcext:value-type="float">
            <text:p>8.44779E-005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618189" calcext:value-type="float">
            <text:p>0.000618189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5955" calcext:value-type="float">
            <text:p>0.00066595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7096" calcext:value-type="float">
            <text:p>0.00077096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55959" calcext:value-type="float">
            <text:p>0.00075595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35037" calcext:value-type="float">
            <text:p>0.00073503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663586" calcext:value-type="float">
            <text:p>0.00066358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836884" calcext:value-type="float">
            <text:p>8.36884E-005</text:p>
          </table:table-cell>
          <table:table-cell office:value-type="float" office:value="0.000626874" calcext:value-type="float">
            <text:p>0.00062687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658849" calcext:value-type="float">
            <text:p>0.00065884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61881" calcext:value-type="float">
            <text:p>7.61881E-005</text:p>
          </table:table-cell>
          <table:table-cell office:value-type="float" office:value="0.00067385" calcext:value-type="float">
            <text:p>0.00067385</text:p>
          </table:table-cell>
          <table:table-cell office:value-type="float" office:value="0.0000734248" calcext:value-type="float">
            <text:p>7.3424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653322" calcext:value-type="float">
            <text:p>0.00065332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622926" calcext:value-type="float">
            <text:p>0.000622926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664375" calcext:value-type="float">
            <text:p>0.000664375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813198" calcext:value-type="float">
            <text:p>8.13198E-005</text:p>
          </table:table-cell>
          <table:table-cell office:value-type="float" office:value="0.000838463" calcext:value-type="float">
            <text:p>0.00083846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716089" calcext:value-type="float">
            <text:p>0.00071608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80333" calcext:value-type="float">
            <text:p>0.0008033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104611" calcext:value-type="float">
            <text:p>0.000104611</text:p>
          </table:table-cell>
          <table:table-cell office:value-type="float" office:value="0.000650954" calcext:value-type="float">
            <text:p>0.000650954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927678" calcext:value-type="float">
            <text:p>9.27678E-005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674244" calcext:value-type="float">
            <text:p>0.00067424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06614" calcext:value-type="float">
            <text:p>7.06614E-005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79108" calcext:value-type="float">
            <text:p>0.00057910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54238" calcext:value-type="float">
            <text:p>0.000554238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47528" calcext:value-type="float">
            <text:p>0.000547528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000068293" calcext:value-type="float">
            <text:p>0.000068293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524632" calcext:value-type="float">
            <text:p>0.00052463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801356" calcext:value-type="float">
            <text:p>8.01356E-005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04499" calcext:value-type="float">
            <text:p>0.00050449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6604" calcext:value-type="float">
            <text:p>0.00049660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825042" calcext:value-type="float">
            <text:p>8.25042E-005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81998" calcext:value-type="float">
            <text:p>0.00048199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0000603977" calcext:value-type="float">
            <text:p>6.03977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635558" calcext:value-type="float">
            <text:p>0.00063555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69872" calcext:value-type="float">
            <text:p>0.000069872</text:p>
          </table:table-cell>
          <table:table-cell office:value-type="float" office:value="0.000617399" calcext:value-type="float">
            <text:p>0.00061739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17131" calcext:value-type="float">
            <text:p>0.000517131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07657" calcext:value-type="float">
            <text:p>0.00050765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02525" calcext:value-type="float">
            <text:p>0.00050252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46738" calcext:value-type="float">
            <text:p>0.000546738</text:p>
          </table:table-cell>
          <table:table-cell office:value-type="float" office:value="0.0000825042" calcext:value-type="float">
            <text:p>8.25042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30158" calcext:value-type="float">
            <text:p>0.000530158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3446" calcext:value-type="float">
            <text:p>0.00049344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38448" calcext:value-type="float">
            <text:p>0.00053844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85551" calcext:value-type="float">
            <text:p>0.00048555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903992" calcext:value-type="float">
            <text:p>9.03992E-005</text:p>
          </table:table-cell>
          <table:table-cell office:value-type="float" office:value="0.000484761" calcext:value-type="float">
            <text:p>0.000484761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76077" calcext:value-type="float">
            <text:p>0.00047607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81998" calcext:value-type="float">
            <text:p>0.000481998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61076" calcext:value-type="float">
            <text:p>0.000461076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646611" calcext:value-type="float">
            <text:p>0.000646611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33711" calcext:value-type="float">
            <text:p>0.000533711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7884" calcext:value-type="float">
            <text:p>0.0004788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38195" calcext:value-type="float">
            <text:p>7.38195E-005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7393" calcext:value-type="float">
            <text:p>0.000497393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7788" calcext:value-type="float">
            <text:p>0.000497788</text:p>
          </table:table-cell>
          <table:table-cell office:value-type="float" office:value="0.0000742142" calcext:value-type="float">
            <text:p>7.42142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8972" calcext:value-type="float">
            <text:p>0.000498972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09631" calcext:value-type="float">
            <text:p>0.000509631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00010619" calcext:value-type="float">
            <text:p>0.00010619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.00010619" calcext:value-type="float">
            <text:p>0.00010619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000100268" calcext:value-type="float">
            <text:p>0.000100268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8579" calcext:value-type="float">
            <text:p>0.000528579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.0000998735" calcext:value-type="float">
            <text:p>9.9873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8578" calcext:value-type="float">
            <text:p>0.000498578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66476" calcext:value-type="float">
            <text:p>0.000566476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108558" calcext:value-type="float">
            <text:p>0.000108558</text:p>
          </table:table-cell>
          <table:table-cell office:value-type="float" office:value="0.000634769" calcext:value-type="float">
            <text:p>0.000634769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58976" calcext:value-type="float">
            <text:p>0.000558976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39506" calcext:value-type="float">
            <text:p>6.39506E-005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768591" calcext:value-type="float">
            <text:p>0.00076859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583845" calcext:value-type="float">
            <text:p>0.00058384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90951" calcext:value-type="float">
            <text:p>0.00059095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801356" calcext:value-type="float">
            <text:p>8.01356E-005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42142" calcext:value-type="float">
            <text:p>7.42142E-005</text:p>
          </table:table-cell>
          <table:table-cell office:value-type="float" office:value="0.000553054" calcext:value-type="float">
            <text:p>0.00055305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77671" calcext:value-type="float">
            <text:p>7.77671E-005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108558" calcext:value-type="float">
            <text:p>0.000108558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97408" calcext:value-type="float">
            <text:p>7.97408E-005</text:p>
          </table:table-cell>
          <table:table-cell office:value-type="float" office:value="0.000534106" calcext:value-type="float">
            <text:p>0.000534106</text:p>
          </table:table-cell>
          <table:table-cell office:value-type="float" office:value="0.0000627664" calcext:value-type="float">
            <text:p>6.27664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0289" calcext:value-type="float">
            <text:p>0.00052028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5421" calcext:value-type="float">
            <text:p>0.00052542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825041" calcext:value-type="float">
            <text:p>8.25041E-005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22404" calcext:value-type="float">
            <text:p>7.22404E-005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358" calcext:value-type="float">
            <text:p>0.0005435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973" calcext:value-type="float">
            <text:p>0.00051397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3973" calcext:value-type="float">
            <text:p>0.00051397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17526" calcext:value-type="float">
            <text:p>0.00051752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6737" calcext:value-type="float">
            <text:p>0.000516737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9631" calcext:value-type="float">
            <text:p>0.000509631</text:p>
          </table:table-cell>
          <table:table-cell office:value-type="float" office:value="0.0000785566" calcext:value-type="float">
            <text:p>7.85566E-005</text:p>
          </table:table-cell>
          <table:table-cell office:value-type="float" office:value="0.000069872" calcext:value-type="float">
            <text:p>0.00006987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00761881" calcext:value-type="float">
            <text:p>7.6188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7657" calcext:value-type="float">
            <text:p>0.00050765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0371" calcext:value-type="float">
            <text:p>0.0005037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4764" calcext:value-type="float">
            <text:p>0.00054476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3844" calcext:value-type="float">
            <text:p>0.00055384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4368" calcext:value-type="float">
            <text:p>0.00051436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6473" calcext:value-type="float">
            <text:p>0.000506473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54358" calcext:value-type="float">
            <text:p>0.0005435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923731" calcext:value-type="float">
            <text:p>9.23731E-005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3449" calcext:value-type="float">
            <text:p>0.000553449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919783" calcext:value-type="float">
            <text:p>9.19783E-005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8317" calcext:value-type="float">
            <text:p>0.00054831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424" calcext:value-type="float">
            <text:p>0.0005842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3051" calcext:value-type="float">
            <text:p>0.00049305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490288" calcext:value-type="float">
            <text:p>0.000490288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763065" calcext:value-type="float">
            <text:p>0.00076306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303" calcext:value-type="float">
            <text:p>0.00007303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6343" calcext:value-type="float">
            <text:p>0.00054634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451" calcext:value-type="float">
            <text:p>0.000071451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0817" calcext:value-type="float">
            <text:p>0.00054081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8184" calcext:value-type="float">
            <text:p>0.00052818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0000943469" calcext:value-type="float">
            <text:p>9.4346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0026" calcext:value-type="float">
            <text:p>0.000510026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.0000856622" calcext:value-type="float">
            <text:p>8.5662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8052" calcext:value-type="float">
            <text:p>0.00050805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6473" calcext:value-type="float">
            <text:p>0.00050647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8843" calcext:value-type="float">
            <text:p>0.000538843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3578" calcext:value-type="float">
            <text:p>0.00051357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345" calcext:value-type="float">
            <text:p>0.0005834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27395" calcext:value-type="float">
            <text:p>0.000527395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836884" calcext:value-type="float">
            <text:p>8.36884E-005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4764" calcext:value-type="float">
            <text:p>0.00054476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4504" calcext:value-type="float">
            <text:p>0.00059450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46091" calcext:value-type="float">
            <text:p>7.46091E-005</text:p>
          </table:table-cell>
          <table:table-cell office:value-type="float" office:value="0.000645427" calcext:value-type="float">
            <text:p>0.00064542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632795" calcext:value-type="float">
            <text:p>0.00063279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0292" calcext:value-type="float">
            <text:p>0.00058029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88977" calcext:value-type="float">
            <text:p>0.00058897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542001" calcext:value-type="float">
            <text:p>0.00054200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6736" calcext:value-type="float">
            <text:p>0.00051673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919783" calcext:value-type="float">
            <text:p>9.19783E-005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900045" calcext:value-type="float">
            <text:p>9.00045E-005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11999" calcext:value-type="float">
            <text:p>0.00051199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60555" calcext:value-type="float">
            <text:p>0.00056055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51475" calcext:value-type="float">
            <text:p>0.00055147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3529" calcext:value-type="float">
            <text:p>0.0005352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5026" calcext:value-type="float">
            <text:p>0.00052502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832936" calcext:value-type="float">
            <text:p>8.32936E-005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85566" calcext:value-type="float">
            <text:p>7.85566E-005</text:p>
          </table:table-cell>
          <table:table-cell office:value-type="float" office:value="0.000513578" calcext:value-type="float">
            <text:p>0.00051357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17526" calcext:value-type="float">
            <text:p>0.00051752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5552" calcext:value-type="float">
            <text:p>0.000515552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9369" calcext:value-type="float">
            <text:p>0.00052936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42001" calcext:value-type="float">
            <text:p>0.00054200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78982" calcext:value-type="float">
            <text:p>6.78982E-005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.0000773723" calcext:value-type="float">
            <text:p>7.7372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0038" calcext:value-type="float">
            <text:p>7.50038E-005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.0000663191" calcext:value-type="float">
            <text:p>6.63191E-005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520289" calcext:value-type="float">
            <text:p>0.00052028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9236" calcext:value-type="float">
            <text:p>0.00050923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5421" calcext:value-type="float">
            <text:p>0.00052542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22404" calcext:value-type="float">
            <text:p>7.22404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17526" calcext:value-type="float">
            <text:p>0.00051752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5817" calcext:value-type="float">
            <text:p>0.00055581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1605" calcext:value-type="float">
            <text:p>0.00051160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48727" calcext:value-type="float">
            <text:p>8.48727E-005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8447" calcext:value-type="float">
            <text:p>0.000508447</text:p>
          </table:table-cell>
          <table:table-cell office:value-type="float" office:value="0.0000678982" calcext:value-type="float">
            <text:p>6.78982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8184" calcext:value-type="float">
            <text:p>0.00052818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57791" calcext:value-type="float">
            <text:p>0.000557791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3581" calcext:value-type="float">
            <text:p>0.000573581</text:p>
          </table:table-cell>
          <table:table-cell office:value-type="float" office:value="0.0000844779" calcext:value-type="float">
            <text:p>8.44779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4107" calcext:value-type="float">
            <text:p>0.000564107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8581" calcext:value-type="float">
            <text:p>0.000558581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29242" calcext:value-type="float">
            <text:p>0.00062924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8713" calcext:value-type="float">
            <text:p>0.00057871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90161" calcext:value-type="float">
            <text:p>0.00059016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4107" calcext:value-type="float">
            <text:p>0.00056410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0291" calcext:value-type="float">
            <text:p>0.00055029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43453" calcext:value-type="float">
            <text:p>0.000643453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803725" calcext:value-type="float">
            <text:p>0.000803725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11873" calcext:value-type="float">
            <text:p>0.00061187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574766" calcext:value-type="float">
            <text:p>0.00057476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4504" calcext:value-type="float">
            <text:p>0.000594504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13057" calcext:value-type="float">
            <text:p>0.000613057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02399" calcext:value-type="float">
            <text:p>0.000602399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7265" calcext:value-type="float">
            <text:p>0.000567265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60949" calcext:value-type="float">
            <text:p>0.000560949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5029" calcext:value-type="float">
            <text:p>0.000585029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6608" calcext:value-type="float">
            <text:p>0.000586608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4375" calcext:value-type="float">
            <text:p>0.000664375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.000108163" calcext:value-type="float">
            <text:p>0.000108163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9372" calcext:value-type="float">
            <text:p>0.000589372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702667" calcext:value-type="float">
            <text:p>7.02667E-00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40295" calcext:value-type="float">
            <text:p>0.00064029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10294" calcext:value-type="float">
            <text:p>0.000610294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15031" calcext:value-type="float">
            <text:p>0.00061503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33853" calcext:value-type="float">
            <text:p>0.00073385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108321" calcext:value-type="float">
            <text:p>0.0010832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87636" calcext:value-type="float">
            <text:p>0.00087636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977418" calcext:value-type="float">
            <text:p>0.00097741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48727" calcext:value-type="float">
            <text:p>8.48727E-005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103031" calcext:value-type="float">
            <text:p>0.0010303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878334" calcext:value-type="float">
            <text:p>0.00087833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887018" calcext:value-type="float">
            <text:p>0.000887018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879913" calcext:value-type="float">
            <text:p>0.00087991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02793" calcext:value-type="float">
            <text:p>0.00060279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02793" calcext:value-type="float">
            <text:p>0.00060279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41085" calcext:value-type="float">
            <text:p>0.00064108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80333" calcext:value-type="float">
            <text:p>0.0008033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847148" calcext:value-type="float">
            <text:p>0.00084714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.000089215" calcext:value-type="float">
            <text:p>0.00008921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791487" calcext:value-type="float">
            <text:p>0.00079148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7139" calcext:value-type="float">
            <text:p>0.000667139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.0000915836" calcext:value-type="float">
            <text:p>9.1583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46611" calcext:value-type="float">
            <text:p>0.000646611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40295" calcext:value-type="float">
            <text:p>0.00064029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95293" calcext:value-type="float">
            <text:p>0.000595293</text:p>
          </table:table-cell>
          <table:table-cell office:value-type="float" office:value="0.0000836884" calcext:value-type="float">
            <text:p>8.36884E-005</text:p>
          </table:table-cell>
          <table:table-cell office:value-type="float" office:value="0.0000726352" calcext:value-type="float">
            <text:p>7.26352E-005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560949" calcext:value-type="float">
            <text:p>0.000560949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722404" calcext:value-type="float">
            <text:p>7.22404E-005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51475" calcext:value-type="float">
            <text:p>0.000551475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695956" calcext:value-type="float">
            <text:p>0.000695956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9902" calcext:value-type="float">
            <text:p>0.00066990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09504" calcext:value-type="float">
            <text:p>0.000609504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580292" calcext:value-type="float">
            <text:p>0.000580292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7396" calcext:value-type="float">
            <text:p>0.000557396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48726" calcext:value-type="float">
            <text:p>8.48726E-005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40422" calcext:value-type="float">
            <text:p>0.000540422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77134" calcext:value-type="float">
            <text:p>0.000577134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69239" calcext:value-type="float">
            <text:p>0.000569239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532922" calcext:value-type="float">
            <text:p>0.000532922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7131" calcext:value-type="float">
            <text:p>0.000517131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9107" calcext:value-type="float">
            <text:p>0.000549107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57932" calcext:value-type="float">
            <text:p>7.57932E-005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000801356" calcext:value-type="float">
            <text:p>8.01356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40027" calcext:value-type="float">
            <text:p>0.000540027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844779" calcext:value-type="float">
            <text:p>8.44779E-005</text:p>
          </table:table-cell>
          <table:table-cell office:value-type="float" office:value="0.000531343" calcext:value-type="float">
            <text:p>0.00053134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24632" calcext:value-type="float">
            <text:p>0.00052463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44779" calcext:value-type="float">
            <text:p>8.44779E-005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6188" calcext:value-type="float">
            <text:p>0.000076188</text:p>
          </table:table-cell>
          <table:table-cell office:value-type="float" office:value="0.000583845" calcext:value-type="float">
            <text:p>0.000583845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36869" calcext:value-type="float">
            <text:p>0.00053686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93461" calcext:value-type="float">
            <text:p>7.93461E-005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18457" calcext:value-type="float">
            <text:p>7.18457E-005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7932" calcext:value-type="float">
            <text:p>7.57932E-005</text:p>
          </table:table-cell>
          <table:table-cell office:value-type="float" office:value="0.000530553" calcext:value-type="float">
            <text:p>0.000530553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16737" calcext:value-type="float">
            <text:p>0.000516737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81618" calcext:value-type="float">
            <text:p>7.81618E-005</text:p>
          </table:table-cell>
          <table:table-cell office:value-type="float" office:value="0.000643848" calcext:value-type="float">
            <text:p>0.000643848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61881" calcext:value-type="float">
            <text:p>7.61881E-005</text:p>
          </table:table-cell>
          <table:table-cell office:value-type="float" office:value="0.000501341" calcext:value-type="float">
            <text:p>0.000501341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64502" calcext:value-type="float">
            <text:p>0.000564502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825041" calcext:value-type="float">
            <text:p>8.25041E-005</text:p>
          </table:table-cell>
          <table:table-cell office:value-type="float" office:value="0.000489498" calcext:value-type="float">
            <text:p>0.000489498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1867" calcext:value-type="float">
            <text:p>0.000491867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766" calcext:value-type="float">
            <text:p>0.00056766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8843" calcext:value-type="float">
            <text:p>0.000538843</text:p>
          </table:table-cell>
          <table:table-cell office:value-type="float" office:value="0.0000678982" calcext:value-type="float">
            <text:p>6.78982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4633" calcext:value-type="float">
            <text:p>0.000554633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577529" calcext:value-type="float">
            <text:p>0.000577529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789514" calcext:value-type="float">
            <text:p>7.89514E-005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30948" calcext:value-type="float">
            <text:p>0.00053094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34247" calcext:value-type="float">
            <text:p>7.34247E-005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6744" calcext:value-type="float">
            <text:p>0.000666744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53322" calcext:value-type="float">
            <text:p>0.000653322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7636" calcext:value-type="float">
            <text:p>0.000087636</text:p>
          </table:table-cell>
          <table:table-cell office:value-type="float" office:value="0.000510026" calcext:value-type="float">
            <text:p>0.000510026</text:p>
          </table:table-cell>
          <table:table-cell table:number-columns-repeated="2"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3712" calcext:value-type="float">
            <text:p>0.00056371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.0000655297" calcext:value-type="float">
            <text:p>6.5529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64517" calcext:value-type="float">
            <text:p>8.64517E-005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.0000986892" calcext:value-type="float">
            <text:p>9.8689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.0000907941" calcext:value-type="float">
            <text:p>9.0794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578" calcext:value-type="float">
            <text:p>0.000513578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7657" calcext:value-type="float">
            <text:p>0.000507657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.0000959259" calcext:value-type="float">
            <text:p>9.5925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1605" calcext:value-type="float">
            <text:p>0.000511605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.000101452" calcext:value-type="float">
            <text:p>0.000101452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842" calcext:value-type="float">
            <text:p>0.000523842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.0000978996" calcext:value-type="float">
            <text:p>9.789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3973" calcext:value-type="float">
            <text:p>0.000513973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1868" calcext:value-type="float">
            <text:p>0.000521868</text:p>
          </table:table-cell>
          <table:table-cell table:number-columns-repeated="2"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7791" calcext:value-type="float">
            <text:p>0.000557791</text:p>
          </table:table-cell>
          <table:table-cell office:value-type="float" office:value="0.0000734248" calcext:value-type="float">
            <text:p>7.34248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2263" calcext:value-type="float">
            <text:p>0.000522263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4368" calcext:value-type="float">
            <text:p>0.000514368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0027" calcext:value-type="float">
            <text:p>0.000540027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3581" calcext:value-type="float">
            <text:p>0.000573581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8975" calcext:value-type="float">
            <text:p>0.00055897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8184" calcext:value-type="float">
            <text:p>0.00052818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986892" calcext:value-type="float">
            <text:p>9.86892E-005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130664" calcext:value-type="float">
            <text:p>0.000130664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131849" calcext:value-type="float">
            <text:p>0.000131849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0757932" calcext:value-type="float">
            <text:p>7.57932E-005</text:p>
          </table:table-cell>
          <table:table-cell office:value-type="float" office:value="0.000518316" calcext:value-type="float">
            <text:p>0.00051831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12119" calcext:value-type="float">
            <text:p>0.00012119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114874" calcext:value-type="float">
            <text:p>0.00011487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00663191" calcext:value-type="float">
            <text:p>6.63191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08841" calcext:value-type="float">
            <text:p>0.000508841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110532" calcext:value-type="float">
            <text:p>0.000110532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504104" calcext:value-type="float">
            <text:p>0.00050410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38195" calcext:value-type="float">
            <text:p>7.38195E-00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6474" calcext:value-type="float">
            <text:p>0.000536474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0026" calcext:value-type="float">
            <text:p>0.000510026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7303" calcext:value-type="float">
            <text:p>0.00007303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919783" calcext:value-type="float">
            <text:p>9.19783E-005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42143" calcext:value-type="float">
            <text:p>7.42143E-005</text:p>
          </table:table-cell>
          <table:table-cell office:value-type="float" office:value="0.000523842" calcext:value-type="float">
            <text:p>0.000523842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813199" calcext:value-type="float">
            <text:p>8.13199E-005</text:p>
          </table:table-cell>
          <table:table-cell office:value-type="float" office:value="0.0000678982" calcext:value-type="float">
            <text:p>6.78982E-005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678982" calcext:value-type="float">
            <text:p>6.78982E-005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63191" calcext:value-type="float">
            <text:p>6.63191E-00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6737" calcext:value-type="float">
            <text:p>0.00051673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08447" calcext:value-type="float">
            <text:p>0.000508447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5423" calcext:value-type="float">
            <text:p>0.000555423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2132" calcext:value-type="float">
            <text:p>0.00053213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55296" calcext:value-type="float">
            <text:p>6.55296E-005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5029" calcext:value-type="float">
            <text:p>0.000585029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46738" calcext:value-type="float">
            <text:p>0.00054673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55296" calcext:value-type="float">
            <text:p>6.55296E-005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675034" calcext:value-type="float">
            <text:p>6.75034E-00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0289" calcext:value-type="float">
            <text:p>0.00052028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738195" calcext:value-type="float">
            <text:p>7.38195E-005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8448" calcext:value-type="float">
            <text:p>0.000538448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34248" calcext:value-type="float">
            <text:p>7.34248E-005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8974" calcext:value-type="float">
            <text:p>0.000528974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02667" calcext:value-type="float">
            <text:p>7.02667E-005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4635" calcext:value-type="float">
            <text:p>0.000584635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58345" calcext:value-type="float">
            <text:p>0.00058345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19105" calcext:value-type="float">
            <text:p>0.000519105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8974" calcext:value-type="float">
            <text:p>0.00052897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89908" calcext:value-type="float">
            <text:p>0.00078990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54358" calcext:value-type="float">
            <text:p>0.0005435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53844" calcext:value-type="float">
            <text:p>0.00055384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.000076188" calcext:value-type="float">
            <text:p>0.000076188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.0000998734" calcext:value-type="float">
            <text:p>9.98734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17526" calcext:value-type="float">
            <text:p>0.00051752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1999" calcext:value-type="float">
            <text:p>0.00051199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01341" calcext:value-type="float">
            <text:p>0.000501341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844779" calcext:value-type="float">
            <text:p>8.44779E-00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503315" calcext:value-type="float">
            <text:p>0.00050331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6604" calcext:value-type="float">
            <text:p>0.00049660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12394" calcext:value-type="float">
            <text:p>0.000512394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09251" calcext:value-type="float">
            <text:p>8.09251E-005</text:p>
          </table:table-cell>
          <table:table-cell office:value-type="float" office:value="0.000530553" calcext:value-type="float">
            <text:p>0.00053055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8578" calcext:value-type="float">
            <text:p>0.00049857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8183" calcext:value-type="float">
            <text:p>0.00049818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4235" calcext:value-type="float">
            <text:p>0.00049423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87919" calcext:value-type="float">
            <text:p>0.00048791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9762" calcext:value-type="float">
            <text:p>0.00049976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680561" calcext:value-type="float">
            <text:p>0.00068056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44764" calcext:value-type="float">
            <text:p>0.000544764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91346" calcext:value-type="float">
            <text:p>0.000591346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23053" calcext:value-type="float">
            <text:p>0.00052305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88314" calcext:value-type="float">
            <text:p>0.00048831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.0000678982" calcext:value-type="float">
            <text:p>6.78982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17131" calcext:value-type="float">
            <text:p>0.00051713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.000068293" calcext:value-type="float">
            <text:p>0.000068293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689245" calcext:value-type="float">
            <text:p>0.00068924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1999" calcext:value-type="float">
            <text:p>0.00051199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7393" calcext:value-type="float">
            <text:p>0.00049739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7393" calcext:value-type="float">
            <text:p>0.00049739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1475" calcext:value-type="float">
            <text:p>0.000551475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52659" calcext:value-type="float">
            <text:p>0.00055265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39632" calcext:value-type="float">
            <text:p>0.000539632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3446" calcext:value-type="float">
            <text:p>0.00049344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.0000975049" calcext:value-type="float">
            <text:p>9.75049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84761" calcext:value-type="float">
            <text:p>0.00048476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38195" calcext:value-type="float">
            <text:p>7.38195E-005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485945" calcext:value-type="float">
            <text:p>0.00048594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00947416" calcext:value-type="float">
            <text:p>9.4741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1082" calcext:value-type="float">
            <text:p>0.00058108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.000103821" calcext:value-type="float">
            <text:p>0.000103821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42396" calcext:value-type="float">
            <text:p>0.00054239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.0000903992" calcext:value-type="float">
            <text:p>9.0399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4237" calcext:value-type="float">
            <text:p>0.00052423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10619" calcext:value-type="float">
            <text:p>0.00010619</text:p>
          </table:table-cell>
          <table:table-cell office:value-type="float" office:value="0.000493841" calcext:value-type="float">
            <text:p>0.00049384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4501" calcext:value-type="float">
            <text:p>0.00053450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00108953" calcext:value-type="float">
            <text:p>0.00010895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4238" calcext:value-type="float">
            <text:p>0.00055423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60569" calcext:value-type="float">
            <text:p>8.60569E-005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.000115664" calcext:value-type="float">
            <text:p>0.000115664</text:p>
          </table:table-cell>
          <table:table-cell office:value-type="float" office:value="0.0000801356" calcext:value-type="float">
            <text:p>8.01356E-005</text:p>
          </table:table-cell>
          <table:table-cell office:value-type="float" office:value="0.000511605" calcext:value-type="float">
            <text:p>0.000511605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710562" calcext:value-type="float">
            <text:p>7.10562E-005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table:number-columns-repeated="2" office:value-type="float" office:value="0.0000923731" calcext:value-type="float">
            <text:p>9.23731E-005</text:p>
          </table:table-cell>
          <table:table-cell office:value-type="float" office:value="0.000497393" calcext:value-type="float">
            <text:p>0.00049739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.0000967154" calcext:value-type="float">
            <text:p>9.67154E-005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815173" calcext:value-type="float">
            <text:p>0.00081517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.0000978997" calcext:value-type="float">
            <text:p>9.78997E-005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975839" calcext:value-type="float">
            <text:p>0.00097583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00978997" calcext:value-type="float">
            <text:p>9.78997E-005</text:p>
          </table:table-cell>
          <table:table-cell office:value-type="float" office:value="0.0000998735" calcext:value-type="float">
            <text:p>9.98735E-005</text:p>
          </table:table-cell>
          <table:table-cell office:value-type="float" office:value="0.000763459" calcext:value-type="float">
            <text:p>0.00076345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8846" calcext:value-type="float">
            <text:p>0.00059884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.0000971101" calcext:value-type="float">
            <text:p>9.71101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565686" calcext:value-type="float">
            <text:p>0.000565686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884255" calcext:value-type="float">
            <text:p>8.84255E-005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.0000975049" calcext:value-type="float">
            <text:p>9.75049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48712" calcext:value-type="float">
            <text:p>0.000548712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4501" calcext:value-type="float">
            <text:p>0.00053450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053" calcext:value-type="float">
            <text:p>0.00052305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.0000959259" calcext:value-type="float">
            <text:p>9.5925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4763" calcext:value-type="float">
            <text:p>0.00051476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.000100663" calcext:value-type="float">
            <text:p>0.000100663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1121" calcext:value-type="float">
            <text:p>0.0005112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.0000975049" calcext:value-type="float">
            <text:p>9.75049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.000100268" calcext:value-type="float">
            <text:p>0.000100268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00623716" calcext:value-type="float">
            <text:p>6.2371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28579" calcext:value-type="float">
            <text:p>0.00052857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.000103426" calcext:value-type="float">
            <text:p>0.000103426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9238" calcext:value-type="float">
            <text:p>0.00053923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.000103032" calcext:value-type="float">
            <text:p>0.000103032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.000101452" calcext:value-type="float">
            <text:p>0.000101452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.000105005" calcext:value-type="float">
            <text:p>0.000105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.000100268" calcext:value-type="float">
            <text:p>0.000100268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8457" calcext:value-type="float">
            <text:p>7.18457E-005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.000100663" calcext:value-type="float">
            <text:p>0.000100663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8457" calcext:value-type="float">
            <text:p>7.18457E-005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.000102242" calcext:value-type="float">
            <text:p>0.000102242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7" calcext:value-type="float">
            <text:p>7.18457E-005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.000102242" calcext:value-type="float">
            <text:p>0.000102242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371" calcext:value-type="float">
            <text:p>0.0005037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.000101452" calcext:value-type="float">
            <text:p>0.000101452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4279" calcext:value-type="float">
            <text:p>0.00054279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00990839" calcext:value-type="float">
            <text:p>9.9083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6212" calcext:value-type="float">
            <text:p>0.000556212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4895" calcext:value-type="float">
            <text:p>0.00053489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0292" calcext:value-type="float">
            <text:p>0.0005029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817146" calcext:value-type="float">
            <text:p>0.000817146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26352" calcext:value-type="float">
            <text:p>7.26352E-005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8578" calcext:value-type="float">
            <text:p>0.00049857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13199" calcext:value-type="float">
            <text:p>8.13199E-005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1472" calcext:value-type="float">
            <text:p>0.000491472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04246" calcext:value-type="float">
            <text:p>0.00070424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725168" calcext:value-type="float">
            <text:p>0.000725168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58328" calcext:value-type="float">
            <text:p>0.000758328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27931" calcext:value-type="float">
            <text:p>0.000727931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20163" calcext:value-type="float">
            <text:p>0.00062016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77924" calcext:value-type="float">
            <text:p>0.00057792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60554" calcext:value-type="float">
            <text:p>0.000560554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264" calcext:value-type="float">
            <text:p>0.000537264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9369" calcext:value-type="float">
            <text:p>0.00052936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.0000994787" calcext:value-type="float">
            <text:p>9.9478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6473" calcext:value-type="float">
            <text:p>0.000506473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32937" calcext:value-type="float">
            <text:p>8.32937E-005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9238" calcext:value-type="float">
            <text:p>0.00053923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24505" calcext:value-type="float">
            <text:p>0.000624505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886229" calcext:value-type="float">
            <text:p>0.00088622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04641" calcext:value-type="float">
            <text:p>0.00070464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77402" calcext:value-type="float">
            <text:p>0.00067740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647006" calcext:value-type="float">
            <text:p>0.000647006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97535" calcext:value-type="float">
            <text:p>0.000697535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840832" calcext:value-type="float">
            <text:p>8.40832E-005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63191" calcext:value-type="float">
            <text:p>0.000663191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5954" calcext:value-type="float">
            <text:p>0.00066595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8977" calcext:value-type="float">
            <text:p>0.00058897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2396" calcext:value-type="float">
            <text:p>0.00054239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053" calcext:value-type="float">
            <text:p>0.00052305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832936" calcext:value-type="float">
            <text:p>8.32936E-005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514368" calcext:value-type="float">
            <text:p>0.000514368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973" calcext:value-type="float">
            <text:p>0.000513973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2263" calcext:value-type="float">
            <text:p>0.00052226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9632" calcext:value-type="float">
            <text:p>0.000539632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93051" calcext:value-type="float">
            <text:p>0.000493051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1871" calcext:value-type="float">
            <text:p>0.00058187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1606" calcext:value-type="float">
            <text:p>0.00054160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7657" calcext:value-type="float">
            <text:p>0.00050765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97393" calcext:value-type="float">
            <text:p>0.00049739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8448" calcext:value-type="float">
            <text:p>0.00053844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8977" calcext:value-type="float">
            <text:p>0.000588977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832936" calcext:value-type="float">
            <text:p>8.32936E-005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51348" calcext:value-type="float">
            <text:p>0.000651348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87666" calcext:value-type="float">
            <text:p>0.00068766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05825" calcext:value-type="float">
            <text:p>0.000705825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12268" calcext:value-type="float">
            <text:p>0.000612268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3581" calcext:value-type="float">
            <text:p>0.000573581</text:p>
          </table:table-cell>
          <table:table-cell office:value-type="float" office:value="0.0000848726" calcext:value-type="float">
            <text:p>8.48726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9107" calcext:value-type="float">
            <text:p>0.00054910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9367" calcext:value-type="float">
            <text:p>0.00049936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836884" calcext:value-type="float">
            <text:p>8.36884E-005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39238" calcext:value-type="float">
            <text:p>0.00053923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659" calcext:value-type="float">
            <text:p>0.00053765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6474" calcext:value-type="float">
            <text:p>0.000536474</text:p>
          </table:table-cell>
          <table:table-cell office:value-type="float" office:value="0.0000844779" calcext:value-type="float">
            <text:p>8.4477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9369" calcext:value-type="float">
            <text:p>0.000529369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521474" calcext:value-type="float">
            <text:p>0.000521474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836884" calcext:value-type="float">
            <text:p>8.36884E-005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48191" calcext:value-type="float">
            <text:p>0.000648191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5814" calcext:value-type="float">
            <text:p>0.000495814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7262" calcext:value-type="float">
            <text:p>0.000507262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516" calcext:value-type="float">
            <text:p>0.00057516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7788" calcext:value-type="float">
            <text:p>0.000497788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.0000943469" calcext:value-type="float">
            <text:p>9.4346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7922" calcext:value-type="float">
            <text:p>0.000547922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836884" calcext:value-type="float">
            <text:p>8.36884E-005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.0000880308" calcext:value-type="float">
            <text:p>8.8030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2525" calcext:value-type="float">
            <text:p>0.000502525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487524" calcext:value-type="float">
            <text:p>0.000487524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.0000975049" calcext:value-type="float">
            <text:p>9.75049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09236" calcext:value-type="float">
            <text:p>0.000509236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78445" calcext:value-type="float">
            <text:p>0.000478445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.0000734248" calcext:value-type="float">
            <text:p>7.34248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303" calcext:value-type="float">
            <text:p>0.00007303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498183" calcext:value-type="float">
            <text:p>0.000498183</text:p>
          </table:table-cell>
          <table:table-cell office:value-type="float" office:value="0.0000840832" calcext:value-type="float">
            <text:p>8.40832E-005</text:p>
          </table:table-cell>
          <table:table-cell office:value-type="float" office:value="0.0000706615" calcext:value-type="float">
            <text:p>7.06615E-00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83182" calcext:value-type="float">
            <text:p>0.00048318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.000076188" calcext:value-type="float">
            <text:p>0.000076188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660033" calcext:value-type="float">
            <text:p>0.00066003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49896" calcext:value-type="float">
            <text:p>0.000549896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542" calcext:value-type="float">
            <text:p>0.0004954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491867" calcext:value-type="float">
            <text:p>0.00049186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00840832" calcext:value-type="float">
            <text:p>8.40832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832937" calcext:value-type="float">
            <text:p>8.32937E-005</text:p>
          </table:table-cell>
          <table:table-cell office:value-type="float" office:value="0.00058424" calcext:value-type="float">
            <text:p>0.00058424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.0000888202" calcext:value-type="float">
            <text:p>8.8820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.000104216" calcext:value-type="float">
            <text:p>0.000104216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103426" calcext:value-type="float">
            <text:p>0.000103426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.0000856622" calcext:value-type="float">
            <text:p>8.56622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11605" calcext:value-type="float">
            <text:p>0.000511605</text:p>
          </table:table-cell>
          <table:table-cell table:number-columns-repeated="2"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00907941" calcext:value-type="float">
            <text:p>9.07941E-005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532527" calcext:value-type="float">
            <text:p>0.00053252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36885" calcext:value-type="float">
            <text:p>8.36885E-005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.0000967154" calcext:value-type="float">
            <text:p>9.67154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14763" calcext:value-type="float">
            <text:p>0.00051476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.0000880307" calcext:value-type="float">
            <text:p>8.80307E-005</text:p>
          </table:table-cell>
          <table:table-cell office:value-type="float" office:value="0.0000789514" calcext:value-type="float">
            <text:p>7.89514E-005</text:p>
          </table:table-cell>
          <table:table-cell office:value-type="float" office:value="0.000493446" calcext:value-type="float">
            <text:p>0.00049344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.0000947416" calcext:value-type="float">
            <text:p>9.47416E-005</text:p>
          </table:table-cell>
          <table:table-cell office:value-type="float" office:value="0.0000797409" calcext:value-type="float">
            <text:p>7.97409E-005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955311" calcext:value-type="float">
            <text:p>9.55311E-005</text:p>
          </table:table-cell>
          <table:table-cell office:value-type="float" office:value="0.000508052" calcext:value-type="float">
            <text:p>0.00050805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06473" calcext:value-type="float">
            <text:p>0.000506473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103821" calcext:value-type="float">
            <text:p>0.000103821</text:p>
          </table:table-cell>
          <table:table-cell office:value-type="float" office:value="0.000534106" calcext:value-type="float">
            <text:p>0.000534106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69872" calcext:value-type="float">
            <text:p>0.000069872</text:p>
          </table:table-cell>
          <table:table-cell office:value-type="float" office:value="0.000500946" calcext:value-type="float">
            <text:p>0.00050094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36884" calcext:value-type="float">
            <text:p>8.36884E-005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529369" calcext:value-type="float">
            <text:p>0.00052936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975049" calcext:value-type="float">
            <text:p>9.75049E-005</text:p>
          </table:table-cell>
          <table:table-cell office:value-type="float" office:value="0.000490683" calcext:value-type="float">
            <text:p>0.00049068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89514" calcext:value-type="float">
            <text:p>7.89514E-005</text:p>
          </table:table-cell>
          <table:table-cell office:value-type="float" office:value="0.00053529" calcext:value-type="float">
            <text:p>0.0005352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.0000915835" calcext:value-type="float">
            <text:p>9.15835E-005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542001" calcext:value-type="float">
            <text:p>0.00054200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.000107769" calcext:value-type="float">
            <text:p>0.000107769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493051" calcext:value-type="float">
            <text:p>0.00049305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7919" calcext:value-type="float">
            <text:p>0.00048791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00603977" calcext:value-type="float">
            <text:p>6.03977E-005</text:p>
          </table:table-cell>
          <table:table-cell office:value-type="float" office:value="0.0000840832" calcext:value-type="float">
            <text:p>8.40832E-005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8972" calcext:value-type="float">
            <text:p>0.000498972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6343" calcext:value-type="float">
            <text:p>0.000546343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.000100268" calcext:value-type="float">
            <text:p>0.000100268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498972" calcext:value-type="float">
            <text:p>0.00049897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514763" calcext:value-type="float">
            <text:p>0.00051476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101058" calcext:value-type="float">
            <text:p>0.000101058</text:p>
          </table:table-cell>
          <table:table-cell office:value-type="float" office:value="0.00047055" calcext:value-type="float">
            <text:p>0.0004705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.000103032" calcext:value-type="float">
            <text:p>0.000103032</text:p>
          </table:table-cell>
          <table:table-cell office:value-type="float" office:value="0.000118427" calcext:value-type="float">
            <text:p>0.000118427</text:p>
          </table:table-cell>
          <table:table-cell office:value-type="float" office:value="0.000664376" calcext:value-type="float">
            <text:p>0.00066437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.0000900045" calcext:value-type="float">
            <text:p>9.00045E-005</text:p>
          </table:table-cell>
          <table:table-cell office:value-type="float" office:value="0.000104216" calcext:value-type="float">
            <text:p>0.000104216</text:p>
          </table:table-cell>
          <table:table-cell office:value-type="float" office:value="0.000497788" calcext:value-type="float">
            <text:p>0.000497788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6188" calcext:value-type="float">
            <text:p>0.000076188</text:p>
          </table:table-cell>
          <table:table-cell office:value-type="float" office:value="0.000493446" calcext:value-type="float">
            <text:p>0.00049344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11605" calcext:value-type="float">
            <text:p>0.00051160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61739" calcext:value-type="float">
            <text:p>0.00056173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46091" calcext:value-type="float">
            <text:p>7.46091E-005</text:p>
          </table:table-cell>
          <table:table-cell office:value-type="float" office:value="0.000538053" calcext:value-type="float">
            <text:p>0.000538053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491472" calcext:value-type="float">
            <text:p>0.00049147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.0000967154" calcext:value-type="float">
            <text:p>9.67154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493841" calcext:value-type="float">
            <text:p>0.00049384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852674" calcext:value-type="float">
            <text:p>8.52674E-00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848727" calcext:value-type="float">
            <text:p>8.48727E-005</text:p>
          </table:table-cell>
          <table:table-cell office:value-type="float" office:value="0.000486735" calcext:value-type="float">
            <text:p>0.00048673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852675" calcext:value-type="float">
            <text:p>8.52675E-005</text:p>
          </table:table-cell>
          <table:table-cell office:value-type="float" office:value="0.000485945" calcext:value-type="float">
            <text:p>0.00048594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884255" calcext:value-type="float">
            <text:p>8.84255E-005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101058" calcext:value-type="float">
            <text:p>0.000101058</text:p>
          </table:table-cell>
          <table:table-cell office:value-type="float" office:value="0.000501341" calcext:value-type="float">
            <text:p>0.00050134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1208" calcext:value-type="float">
            <text:p>0.00048120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447" calcext:value-type="float">
            <text:p>0.000523447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7788" calcext:value-type="float">
            <text:p>0.000497788</text:p>
          </table:table-cell>
          <table:table-cell office:value-type="float" office:value="0.0000848727" calcext:value-type="float">
            <text:p>8.48727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.0000919783" calcext:value-type="float">
            <text:p>9.19783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53054" calcext:value-type="float">
            <text:p>0.00055305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62923" calcext:value-type="float">
            <text:p>0.00056292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59765" calcext:value-type="float">
            <text:p>0.00055976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.0000900045" calcext:value-type="float">
            <text:p>9.0004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1474" calcext:value-type="float">
            <text:p>0.00052147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.0000967153" calcext:value-type="float">
            <text:p>9.67153E-005</text:p>
          </table:table-cell>
          <table:table-cell office:value-type="float" office:value="0.0000797409" calcext:value-type="float">
            <text:p>7.97409E-005</text:p>
          </table:table-cell>
          <table:table-cell office:value-type="float" office:value="0.000532922" calcext:value-type="float">
            <text:p>0.000532922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.0000959259" calcext:value-type="float">
            <text:p>9.59259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.0000900045" calcext:value-type="float">
            <text:p>9.00045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66871" calcext:value-type="float">
            <text:p>0.00056687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.0000900045" calcext:value-type="float">
            <text:p>9.00045E-005</text:p>
          </table:table-cell>
          <table:table-cell office:value-type="float" office:value="0.0000840832" calcext:value-type="float">
            <text:p>8.40832E-005</text:p>
          </table:table-cell>
          <table:table-cell office:value-type="float" office:value="0.000522263" calcext:value-type="float">
            <text:p>0.00052226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.0000903993" calcext:value-type="float">
            <text:p>9.03993E-005</text:p>
          </table:table-cell>
          <table:table-cell office:value-type="float" office:value="0.0000694771" calcext:value-type="float">
            <text:p>6.94771E-005</text:p>
          </table:table-cell>
          <table:table-cell office:value-type="float" office:value="0.000550686" calcext:value-type="float">
            <text:p>0.00055068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.000089215" calcext:value-type="float">
            <text:p>0.00008921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8183" calcext:value-type="float">
            <text:p>0.000498183</text:p>
          </table:table-cell>
          <table:table-cell table:number-columns-repeated="2"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3051" calcext:value-type="float">
            <text:p>0.000493051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491867" calcext:value-type="float">
            <text:p>0.00049186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00809251" calcext:value-type="float">
            <text:p>8.09251E-005</text:p>
          </table:table-cell>
          <table:table-cell office:value-type="float" office:value="0.0000698719" calcext:value-type="float">
            <text:p>6.98719E-005</text:p>
          </table:table-cell>
          <table:table-cell office:value-type="float" office:value="0.000559765" calcext:value-type="float">
            <text:p>0.00055976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56622" calcext:value-type="float">
            <text:p>8.56622E-005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.0000967154" calcext:value-type="float">
            <text:p>9.67154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.0000990839" calcext:value-type="float">
            <text:p>9.90839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9367" calcext:value-type="float">
            <text:p>0.000499367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0683" calcext:value-type="float">
            <text:p>0.000490683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563713" calcext:value-type="float">
            <text:p>0.000563713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491077" calcext:value-type="float">
            <text:p>0.000491077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97408" calcext:value-type="float">
            <text:p>7.97408E-005</text:p>
          </table:table-cell>
          <table:table-cell office:value-type="float" office:value="0.000522263" calcext:value-type="float">
            <text:p>0.00052226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85566" calcext:value-type="float">
            <text:p>7.85566E-005</text:p>
          </table:table-cell>
          <table:table-cell office:value-type="float" office:value="0.000487524" calcext:value-type="float">
            <text:p>0.000487524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765828" calcext:value-type="float">
            <text:p>7.65828E-005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9103" calcext:value-type="float">
            <text:p>0.00048910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1208" calcext:value-type="float">
            <text:p>0.00048120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5685" calcext:value-type="float">
            <text:p>0.00053568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.0000986892" calcext:value-type="float">
            <text:p>9.8689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3973" calcext:value-type="float">
            <text:p>0.000513973</text:p>
          </table:table-cell>
          <table:table-cell office:value-type="float" office:value="0.0000848727" calcext:value-type="float">
            <text:p>8.48727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.0000971101" calcext:value-type="float">
            <text:p>9.711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.0000722404" calcext:value-type="float">
            <text:p>7.2240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2393" calcext:value-type="float">
            <text:p>0.00048239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8982" calcext:value-type="float">
            <text:p>6.78982E-005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3578" calcext:value-type="float">
            <text:p>0.00051357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842" calcext:value-type="float">
            <text:p>0.000523842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9498" calcext:value-type="float">
            <text:p>0.00048949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174" calcext:value-type="float">
            <text:p>0.0005917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.000105795" calcext:value-type="float">
            <text:p>0.00010579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6868" calcext:value-type="float">
            <text:p>0.000506868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7657" calcext:value-type="float">
            <text:p>0.000507657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4103" calcext:value-type="float">
            <text:p>0.00047410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63191" calcext:value-type="float">
            <text:p>6.63191E-005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.0000832936" calcext:value-type="float">
            <text:p>8.3293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7398" calcext:value-type="float">
            <text:p>0.00058739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.0000915836" calcext:value-type="float">
            <text:p>9.1583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8448" calcext:value-type="float">
            <text:p>0.00053844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.0000872412" calcext:value-type="float">
            <text:p>8.7241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4235" calcext:value-type="float">
            <text:p>0.00049423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303" calcext:value-type="float">
            <text:p>0.00007303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1339" calcext:value-type="float">
            <text:p>0.000471339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7788" calcext:value-type="float">
            <text:p>0.000497788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550686" calcext:value-type="float">
            <text:p>0.00055068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3841" calcext:value-type="float">
            <text:p>0.00049384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23715" calcext:value-type="float">
            <text:p>6.23715E-005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9893" calcext:value-type="float">
            <text:p>0.00048989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.0000994787" calcext:value-type="float">
            <text:p>9.9478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8314" calcext:value-type="float">
            <text:p>0.00048831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00781618" calcext:value-type="float">
            <text:p>7.8161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542" calcext:value-type="float">
            <text:p>0.0004954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492656" calcext:value-type="float">
            <text:p>0.00049265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0551" calcext:value-type="float">
            <text:p>0.00050055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5551" calcext:value-type="float">
            <text:p>0.000485551</text:p>
          </table:table-cell>
          <table:table-cell office:value-type="float" office:value="0.0000603977" calcext:value-type="float">
            <text:p>6.03977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9631" calcext:value-type="float">
            <text:p>0.00050963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5108" calcext:value-type="float">
            <text:p>0.0005510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.0000907941" calcext:value-type="float">
            <text:p>9.0794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9896" calcext:value-type="float">
            <text:p>0.000549896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2134" calcext:value-type="float">
            <text:p>0.000562134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6869" calcext:value-type="float">
            <text:p>0.00053686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7657" calcext:value-type="float">
            <text:p>0.00050765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.0000939521" calcext:value-type="float">
            <text:p>9.3952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5025" calcext:value-type="float">
            <text:p>0.00049502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39506" calcext:value-type="float">
            <text:p>6.39506E-005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5025" calcext:value-type="float">
            <text:p>0.000495025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20952" calcext:value-type="float">
            <text:p>0.000620952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7131" calcext:value-type="float">
            <text:p>0.000517131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.000101847" calcext:value-type="float">
            <text:p>0.000101847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9367" calcext:value-type="float">
            <text:p>0.000499367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.000110927" calcext:value-type="float">
            <text:p>0.000110927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71481" calcext:value-type="float">
            <text:p>0.00067148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7303" calcext:value-type="float">
            <text:p>0.00007303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00915835" calcext:value-type="float">
            <text:p>9.1583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02004" calcext:value-type="float">
            <text:p>0.000602004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.0000943469" calcext:value-type="float">
            <text:p>9.4346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91077" calcext:value-type="float">
            <text:p>0.00049107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0734248" calcext:value-type="float">
            <text:p>7.34248E-005</text:p>
          </table:table-cell>
          <table:table-cell office:value-type="float" office:value="0.000592925" calcext:value-type="float">
            <text:p>0.00059292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5552" calcext:value-type="float">
            <text:p>0.000515552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76613" calcext:value-type="float">
            <text:p>0.000676613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43059" calcext:value-type="float">
            <text:p>0.000643059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528579" calcext:value-type="float">
            <text:p>0.000528579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.0000919783" calcext:value-type="float">
            <text:p>9.1978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95025" calcext:value-type="float">
            <text:p>0.000495025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7396" calcext:value-type="float">
            <text:p>0.000557396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7395" calcext:value-type="float">
            <text:p>0.000527395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3449" calcext:value-type="float">
            <text:p>0.000553449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868465" calcext:value-type="float">
            <text:p>8.68465E-005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3976" calcext:value-type="float">
            <text:p>0.000573976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3185" calcext:value-type="float">
            <text:p>0.000543185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108" calcext:value-type="float">
            <text:p>0.00055108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0678982" calcext:value-type="float">
            <text:p>6.78982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529" calcext:value-type="float">
            <text:p>0.00053529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23715" calcext:value-type="float">
            <text:p>6.23715E-005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7791" calcext:value-type="float">
            <text:p>0.000557791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627663" calcext:value-type="float">
            <text:p>6.27663E-005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31737" calcext:value-type="float">
            <text:p>0.000531737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31611" calcext:value-type="float">
            <text:p>6.31611E-005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0623716" calcext:value-type="float">
            <text:p>6.23716E-005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2001" calcext:value-type="float">
            <text:p>0.000542001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0623716" calcext:value-type="float">
            <text:p>6.23716E-005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.000131059" calcext:value-type="float">
            <text:p>0.000131059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4764" calcext:value-type="float">
            <text:p>0.000544764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722405" calcext:value-type="float">
            <text:p>7.22405E-005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1211" calcext:value-type="float">
            <text:p>0.000541211</text:p>
          </table:table-cell>
          <table:table-cell table:number-columns-repeated="2"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.0000793461" calcext:value-type="float">
            <text:p>7.9346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1475" calcext:value-type="float">
            <text:p>0.000551475</text:p>
          </table:table-cell>
          <table:table-cell table:number-columns-repeated="2"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772144" calcext:value-type="float">
            <text:p>0.00077214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825041" calcext:value-type="float">
            <text:p>8.25041E-005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9793" calcext:value-type="float">
            <text:p>0.00069793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28326" calcext:value-type="float">
            <text:p>0.000728326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14115" calcext:value-type="float">
            <text:p>0.00071411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37532" calcext:value-type="float">
            <text:p>0.00063753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03978" calcext:value-type="float">
            <text:p>0.00060397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86608" calcext:value-type="float">
            <text:p>0.00058660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9174" calcext:value-type="float">
            <text:p>0.0005917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825041" calcext:value-type="float">
            <text:p>8.25041E-005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3844" calcext:value-type="float">
            <text:p>0.000553844</text:p>
          </table:table-cell>
          <table:table-cell office:value-type="float" office:value="0.0000856622" calcext:value-type="float">
            <text:p>8.56622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8974" calcext:value-type="float">
            <text:p>0.00052897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38843" calcext:value-type="float">
            <text:p>0.00053884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6342" calcext:value-type="float">
            <text:p>0.00051634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8316" calcext:value-type="float">
            <text:p>0.00051831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5686" calcext:value-type="float">
            <text:p>0.000565686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863728" calcext:value-type="float">
            <text:p>0.00086372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742143" calcext:value-type="float">
            <text:p>0.000742143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.0000821094" calcext:value-type="float">
            <text:p>8.21094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777671" calcext:value-type="float">
            <text:p>0.000777671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39774" calcext:value-type="float">
            <text:p>0.000739774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688061" calcext:value-type="float">
            <text:p>0.00068806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.0000757932" calcext:value-type="float">
            <text:p>7.5793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01088" calcext:value-type="float">
            <text:p>0.00070108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722405" calcext:value-type="float">
            <text:p>0.000722405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32795" calcext:value-type="float">
            <text:p>0.000632795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6249" calcext:value-type="float">
            <text:p>0.000624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2397" calcext:value-type="float">
            <text:p>0.00057239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69776" calcext:value-type="float">
            <text:p>7.69776E-005</text:p>
          </table:table-cell>
          <table:table-cell office:value-type="float" office:value="0.000552659" calcext:value-type="float">
            <text:p>0.000552659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42001" calcext:value-type="float">
            <text:p>0.000542001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779" calcext:value-type="float">
            <text:p>0.0005277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4237" calcext:value-type="float">
            <text:p>0.00052423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.0000663191" calcext:value-type="float">
            <text:p>6.6319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871" calcext:value-type="float">
            <text:p>0.00051871</text:p>
          </table:table-cell>
          <table:table-cell office:value-type="float" office:value="0.0000836884" calcext:value-type="float">
            <text:p>8.3688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1739" calcext:value-type="float">
            <text:p>0.000561739</text:p>
          </table:table-cell>
          <table:table-cell table:number-columns-repeated="2"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517131" calcext:value-type="float">
            <text:p>0.00051713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00880308" calcext:value-type="float">
            <text:p>8.8030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39111" calcext:value-type="float">
            <text:p>0.000639111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0423" calcext:value-type="float">
            <text:p>0.00057042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.0000963206" calcext:value-type="float">
            <text:p>9.632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9107" calcext:value-type="float">
            <text:p>0.000549107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585029" calcext:value-type="float">
            <text:p>0.000585029</text:p>
          </table:table-cell>
          <table:table-cell office:value-type="float" office:value="0.0000603977" calcext:value-type="float">
            <text:p>6.03977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.0000943468" calcext:value-type="float">
            <text:p>9.43468E-005</text:p>
          </table:table-cell>
          <table:table-cell office:value-type="float" office:value="0.0000793461" calcext:value-type="float">
            <text:p>7.93461E-005</text:p>
          </table:table-cell>
          <table:table-cell office:value-type="float" office:value="0.000566081" calcext:value-type="float">
            <text:p>0.000566081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.0000986892" calcext:value-type="float">
            <text:p>9.86892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24237" calcext:value-type="float">
            <text:p>0.000524237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.0000900045" calcext:value-type="float">
            <text:p>9.00045E-005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519895" calcext:value-type="float">
            <text:p>0.00051989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1737" calcext:value-type="float">
            <text:p>0.000531737</text:p>
          </table:table-cell>
          <table:table-cell office:value-type="float" office:value="0.0000603978" calcext:value-type="float">
            <text:p>6.0397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00975049" calcext:value-type="float">
            <text:p>9.7504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2266" calcext:value-type="float">
            <text:p>0.00058226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.0000935573" calcext:value-type="float">
            <text:p>9.3557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8581" calcext:value-type="float">
            <text:p>0.000558581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.0000896098" calcext:value-type="float">
            <text:p>8.9609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0422" calcext:value-type="float">
            <text:p>0.00054042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40832" calcext:value-type="float">
            <text:p>8.40832E-005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.0000931626" calcext:value-type="float">
            <text:p>9.31626E-00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.0000931626" calcext:value-type="float">
            <text:p>9.3162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34895" calcext:value-type="float">
            <text:p>0.000534895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.000101058" calcext:value-type="float">
            <text:p>0.000101058</text:p>
          </table:table-cell>
          <table:table-cell office:value-type="float" office:value="0.0000718458" calcext:value-type="float">
            <text:p>7.18458E-005</text:p>
          </table:table-cell>
          <table:table-cell office:value-type="float" office:value="0.000525026" calcext:value-type="float">
            <text:p>0.000525026</text:p>
          </table:table-cell>
          <table:table-cell office:value-type="float" office:value="0.0000848727" calcext:value-type="float">
            <text:p>8.48727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.0000927678" calcext:value-type="float">
            <text:p>9.2767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.000116058" calcext:value-type="float">
            <text:p>0.000116058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2789" calcext:value-type="float">
            <text:p>0.000512789</text:p>
          </table:table-cell>
          <table:table-cell table:number-columns-repeated="2"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.0000986892" calcext:value-type="float">
            <text:p>9.86892E-005</text:p>
          </table:table-cell>
          <table:table-cell office:value-type="float" office:value="0.0000828989" calcext:value-type="float">
            <text:p>8.28989E-005</text:p>
          </table:table-cell>
          <table:table-cell office:value-type="float" office:value="0.000534501" calcext:value-type="float">
            <text:p>0.000534501</text:p>
          </table:table-cell>
          <table:table-cell table:number-columns-repeated="2"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.0000848727" calcext:value-type="float">
            <text:p>8.4872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3581" calcext:value-type="float">
            <text:p>0.000573581</text:p>
          </table:table-cell>
          <table:table-cell office:value-type="float" office:value="0.0000603977" calcext:value-type="float">
            <text:p>6.03977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00813199" calcext:value-type="float">
            <text:p>8.1319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937" calcext:value-type="float">
            <text:p>0.00055937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.0000951363" calcext:value-type="float">
            <text:p>9.5136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0911" calcext:value-type="float">
            <text:p>0.00060911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074609" calcext:value-type="float">
            <text:p>0.000074609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.0000994787" calcext:value-type="float">
            <text:p>9.9478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90556" calcext:value-type="float">
            <text:p>0.00059055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.0000844779" calcext:value-type="float">
            <text:p>8.44779E-005</text:p>
          </table:table-cell>
          <table:table-cell office:value-type="float" office:value="0.0000734248" calcext:value-type="float">
            <text:p>7.34248E-005</text:p>
          </table:table-cell>
          <table:table-cell office:value-type="float" office:value="0.000548712" calcext:value-type="float">
            <text:p>0.000548712</text:p>
          </table:table-cell>
          <table:table-cell office:value-type="float" office:value="0.0000880308" calcext:value-type="float">
            <text:p>8.8030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.000102242" calcext:value-type="float">
            <text:p>0.000102242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36474" calcext:value-type="float">
            <text:p>0.000536474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00101452" calcext:value-type="float">
            <text:p>0.000101452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.0000864517" calcext:value-type="float">
            <text:p>8.6451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718458" calcext:value-type="float">
            <text:p>7.18458E-005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.0000971102" calcext:value-type="float">
            <text:p>9.71102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23842" calcext:value-type="float">
            <text:p>0.000523842</text:p>
          </table:table-cell>
          <table:table-cell office:value-type="float" office:value="0.0000623715" calcext:value-type="float">
            <text:p>6.23715E-005</text:p>
          </table:table-cell>
          <table:table-cell office:value-type="float" office:value="0.000071451" calcext:value-type="float">
            <text:p>0.000071451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.0000860569" calcext:value-type="float">
            <text:p>8.6056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.000104216" calcext:value-type="float">
            <text:p>0.000104216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0291" calcext:value-type="float">
            <text:p>0.000550291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0101058" calcext:value-type="float">
            <text:p>0.000101058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7526" calcext:value-type="float">
            <text:p>0.00051752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779" calcext:value-type="float">
            <text:p>0.0005277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.000068293" calcext:value-type="float">
            <text:p>0.000068293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66081" calcext:value-type="float">
            <text:p>0.000566081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29763" calcext:value-type="float">
            <text:p>0.000529763</text:p>
          </table:table-cell>
          <table:table-cell office:value-type="float" office:value="0.0000832937" calcext:value-type="float">
            <text:p>8.3293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8974" calcext:value-type="float">
            <text:p>0.000528974</text:p>
          </table:table-cell>
          <table:table-cell office:value-type="float" office:value="0.0000825042" calcext:value-type="float">
            <text:p>8.25042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6736" calcext:value-type="float">
            <text:p>0.000516736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81618" calcext:value-type="float">
            <text:p>7.81618E-005</text:p>
          </table:table-cell>
          <table:table-cell office:value-type="float" office:value="0.000546738" calcext:value-type="float">
            <text:p>0.00054673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00982944" calcext:value-type="float">
            <text:p>9.829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973" calcext:value-type="float">
            <text:p>0.00051397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19373" calcext:value-type="float">
            <text:p>0.000619373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742142" calcext:value-type="float">
            <text:p>7.42142E-005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57665" calcext:value-type="float">
            <text:p>0.000657665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931626" calcext:value-type="float">
            <text:p>9.31626E-005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79376" calcext:value-type="float">
            <text:p>0.000679376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22404" calcext:value-type="float">
            <text:p>7.22404E-005</text:p>
          </table:table-cell>
          <table:table-cell office:value-type="float" office:value="0.000596083" calcext:value-type="float">
            <text:p>0.000596083</text:p>
          </table:table-cell>
          <table:table-cell office:value-type="float" office:value="0.000061582" calcext:value-type="float">
            <text:p>0.000061582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565292" calcext:value-type="float">
            <text:p>0.000565292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8186" calcext:value-type="float">
            <text:p>0.000558186</text:p>
          </table:table-cell>
          <table:table-cell office:value-type="float" office:value="0.0000840832" calcext:value-type="float">
            <text:p>8.40832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279" calcext:value-type="float">
            <text:p>0.00054279</text:p>
          </table:table-cell>
          <table:table-cell table:number-columns-repeated="2"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8579" calcext:value-type="float">
            <text:p>0.000528579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852674" calcext:value-type="float">
            <text:p>8.52674E-005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73723" calcext:value-type="float">
            <text:p>7.73723E-005</text:p>
          </table:table-cell>
          <table:table-cell office:value-type="float" office:value="0.000541606" calcext:value-type="float">
            <text:p>0.00054160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264" calcext:value-type="float">
            <text:p>0.000537264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0948" calcext:value-type="float">
            <text:p>0.00053094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1086" calcext:value-type="float">
            <text:p>6.71086E-00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.0000663191" calcext:value-type="float">
            <text:p>6.6319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.0000690824" calcext:value-type="float">
            <text:p>6.9082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053" calcext:value-type="float">
            <text:p>0.00052305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67138" calcext:value-type="float">
            <text:p>6.67138E-005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0289" calcext:value-type="float">
            <text:p>0.000520289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67139" calcext:value-type="float">
            <text:p>6.67139E-0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00832936" calcext:value-type="float">
            <text:p>8.32936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521868" calcext:value-type="float">
            <text:p>0.00052186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8843" calcext:value-type="float">
            <text:p>0.00053884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0158" calcext:value-type="float">
            <text:p>0.00053015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.000105005" calcext:value-type="float">
            <text:p>0.000105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71087" calcext:value-type="float">
            <text:p>6.71087E-005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8316" calcext:value-type="float">
            <text:p>0.00051831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59244" calcext:value-type="float">
            <text:p>6.59244E-005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817147" calcext:value-type="float">
            <text:p>8.17147E-005</text:p>
          </table:table-cell>
          <table:table-cell office:value-type="float" office:value="0.000557791" calcext:value-type="float">
            <text:p>0.00055779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26352" calcext:value-type="float">
            <text:p>7.26352E-005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522263" calcext:value-type="float">
            <text:p>0.00052226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15947" calcext:value-type="float">
            <text:p>0.000515947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22263" calcext:value-type="float">
            <text:p>0.00052226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29763" calcext:value-type="float">
            <text:p>0.00052976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28974" calcext:value-type="float">
            <text:p>0.00052897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5195" calcext:value-type="float">
            <text:p>0.000519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17921" calcext:value-type="float">
            <text:p>0.00051792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0761881" calcext:value-type="float">
            <text:p>7.61881E-005</text:p>
          </table:table-cell>
          <table:table-cell office:value-type="float" office:value="0.000507262" calcext:value-type="float">
            <text:p>0.00050726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813199" calcext:value-type="float">
            <text:p>8.13199E-005</text:p>
          </table:table-cell>
          <table:table-cell office:value-type="float" office:value="0.000510026" calcext:value-type="float">
            <text:p>0.000510026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9236" calcext:value-type="float">
            <text:p>0.00050923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61881" calcext:value-type="float">
            <text:p>7.61881E-005</text:p>
          </table:table-cell>
          <table:table-cell office:value-type="float" office:value="0.000528974" calcext:value-type="float">
            <text:p>0.00052897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0069872" calcext:value-type="float">
            <text:p>0.000069872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7265" calcext:value-type="float">
            <text:p>0.00056726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05951" calcext:value-type="float">
            <text:p>0.00060595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.0000805304" calcext:value-type="float">
            <text:p>8.0530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90161" calcext:value-type="float">
            <text:p>0.00059016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.0000919783" calcext:value-type="float">
            <text:p>9.1978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264" calcext:value-type="float">
            <text:p>0.00053726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7933" calcext:value-type="float">
            <text:p>7.57933E-005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.000100268" calcext:value-type="float">
            <text:p>0.000100268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610294" calcext:value-type="float">
            <text:p>0.00061029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.0000884255" calcext:value-type="float">
            <text:p>8.8425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3844" calcext:value-type="float">
            <text:p>0.00055384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.0000694772" calcext:value-type="float">
            <text:p>6.9477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5292" calcext:value-type="float">
            <text:p>0.00056529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8712" calcext:value-type="float">
            <text:p>0.00054871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424" calcext:value-type="float">
            <text:p>0.00058424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53054" calcext:value-type="float">
            <text:p>0.00055305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40295" calcext:value-type="float">
            <text:p>0.000640295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.0000781618" calcext:value-type="float">
            <text:p>7.8161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86214" calcext:value-type="float">
            <text:p>0.000586214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.000133033" calcext:value-type="float">
            <text:p>0.000133033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.000102242" calcext:value-type="float">
            <text:p>0.000102242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8448" calcext:value-type="float">
            <text:p>0.00053844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.0000959259" calcext:value-type="float">
            <text:p>9.59259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31737" calcext:value-type="float">
            <text:p>0.00053173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3447" calcext:value-type="float">
            <text:p>0.00052344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.0000994787" calcext:value-type="float">
            <text:p>9.94787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.000069872" calcext:value-type="float">
            <text:p>0.000069872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6869" calcext:value-type="float">
            <text:p>0.00053686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77671" calcext:value-type="float">
            <text:p>7.77671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27664" calcext:value-type="float">
            <text:p>6.27664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.000074609" calcext:value-type="float">
            <text:p>0.000074609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8317" calcext:value-type="float">
            <text:p>0.00054831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9239" calcext:value-type="float">
            <text:p>0.00056923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6739" calcext:value-type="float">
            <text:p>0.000576739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.000069872" calcext:value-type="float">
            <text:p>0.000069872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108558" calcext:value-type="float">
            <text:p>0.000108558</text:p>
          </table:table-cell>
          <table:table-cell office:value-type="float" office:value="0.000520684" calcext:value-type="float">
            <text:p>0.000520684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50038" calcext:value-type="float">
            <text:p>7.50038E-005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4" calcext:value-type="float">
            <text:p>7.06614E-005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10562" calcext:value-type="float">
            <text:p>7.10562E-005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.0000686877" calcext:value-type="float">
            <text:p>6.86877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4763" calcext:value-type="float">
            <text:p>0.00051476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3184" calcext:value-type="float">
            <text:p>0.000513184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13578" calcext:value-type="float">
            <text:p>0.000513578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6736" calcext:value-type="float">
            <text:p>0.00051673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6078" calcext:value-type="float">
            <text:p>0.00050607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06473" calcext:value-type="float">
            <text:p>0.00050647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.0000923731" calcext:value-type="float">
            <text:p>9.2373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57538" calcext:value-type="float">
            <text:p>0.000757538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686482" calcext:value-type="float">
            <text:p>0.00068648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264" calcext:value-type="float">
            <text:p>0.000537264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8843" calcext:value-type="float">
            <text:p>0.00053884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947416" calcext:value-type="float">
            <text:p>9.47416E-005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522658" calcext:value-type="float">
            <text:p>0.00052265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35558" calcext:value-type="float">
            <text:p>6.35558E-005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21079" calcext:value-type="float">
            <text:p>0.000521079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06615" calcext:value-type="float">
            <text:p>7.06615E-005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2779" calcext:value-type="float">
            <text:p>0.00052779</text:p>
          </table:table-cell>
          <table:table-cell office:value-type="float" office:value="0.0000619768" calcext:value-type="float">
            <text:p>6.1976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10815" calcext:value-type="float">
            <text:p>0.000510815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501736" calcext:value-type="float">
            <text:p>0.00050173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498972" calcext:value-type="float">
            <text:p>0.00049897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53985" calcext:value-type="float">
            <text:p>7.53985E-005</text:p>
          </table:table-cell>
          <table:table-cell office:value-type="float" office:value="0.000500157" calcext:value-type="float">
            <text:p>0.00050015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.0000678982" calcext:value-type="float">
            <text:p>6.78982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500157" calcext:value-type="float">
            <text:p>0.00050015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57933" calcext:value-type="float">
            <text:p>7.57933E-005</text:p>
          </table:table-cell>
          <table:table-cell office:value-type="float" office:value="0.000498578" calcext:value-type="float">
            <text:p>0.00049857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537659" calcext:value-type="float">
            <text:p>0.00053765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65828" calcext:value-type="float">
            <text:p>7.65828E-005</text:p>
          </table:table-cell>
          <table:table-cell office:value-type="float" office:value="0.000508447" calcext:value-type="float">
            <text:p>0.00050844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6188" calcext:value-type="float">
            <text:p>0.000076188</text:p>
          </table:table-cell>
          <table:table-cell office:value-type="float" office:value="0.000489893" calcext:value-type="float">
            <text:p>0.00048989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7" calcext:value-type="float">
            <text:p>6.03977E-005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.000068293" calcext:value-type="float">
            <text:p>0.000068293</text:p>
          </table:table-cell>
          <table:table-cell office:value-type="float" office:value="0.0000832937" calcext:value-type="float">
            <text:p>8.32937E-005</text:p>
          </table:table-cell>
          <table:table-cell office:value-type="float" office:value="0.000481603" calcext:value-type="float">
            <text:p>0.000481603</text:p>
          </table:table-cell>
          <table:table-cell office:value-type="float" office:value="0.0000627664" calcext:value-type="float">
            <text:p>6.27664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06615" calcext:value-type="float">
            <text:p>7.06615E-005</text:p>
          </table:table-cell>
          <table:table-cell office:value-type="float" office:value="0.00048713" calcext:value-type="float">
            <text:p>0.0004871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52675" calcext:value-type="float">
            <text:p>8.52675E-005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476866" calcext:value-type="float">
            <text:p>0.00047686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.0000663191" calcext:value-type="float">
            <text:p>6.6319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81603" calcext:value-type="float">
            <text:p>0.00048160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05683" calcext:value-type="float">
            <text:p>0.000505683</text:p>
          </table:table-cell>
          <table:table-cell office:value-type="float" office:value="0.000063161" calcext:value-type="float">
            <text:p>0.000063161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.0000615821" calcext:value-type="float">
            <text:p>6.1582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4501" calcext:value-type="float">
            <text:p>0.00053450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769775" calcext:value-type="float">
            <text:p>7.69775E-005</text:p>
          </table:table-cell>
          <table:table-cell office:value-type="float" office:value="0.000504894" calcext:value-type="float">
            <text:p>0.000504894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536869" calcext:value-type="float">
            <text:p>0.00053686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.0000678981" calcext:value-type="float">
            <text:p>6.7898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2789" calcext:value-type="float">
            <text:p>0.000512789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9763" calcext:value-type="float">
            <text:p>0.000529763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5821" calcext:value-type="float">
            <text:p>6.15821E-005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485551" calcext:value-type="float">
            <text:p>0.00048555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3972" calcext:value-type="float">
            <text:p>0.000483972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.0000702667" calcext:value-type="float">
            <text:p>7.02667E-005</text:p>
          </table:table-cell>
          <table:table-cell office:value-type="float" office:value="0.0000726352" calcext:value-type="float">
            <text:p>7.26352E-005</text:p>
          </table:table-cell>
          <table:table-cell office:value-type="float" office:value="0.000482787" calcext:value-type="float">
            <text:p>0.000482787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483972" calcext:value-type="float">
            <text:p>0.00048397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1042" calcext:value-type="float">
            <text:p>0.0005104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476471" calcext:value-type="float">
            <text:p>0.000476471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.0000639506" calcext:value-type="float">
            <text:p>6.39506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72002" calcext:value-type="float">
            <text:p>0.000572002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825042" calcext:value-type="float">
            <text:p>8.25042E-00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00659244" calcext:value-type="float">
            <text:p>6.59244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56607" calcext:value-type="float">
            <text:p>0.000556607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.0000698719" calcext:value-type="float">
            <text:p>6.9871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2528" calcext:value-type="float">
            <text:p>0.000562528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0000678982" calcext:value-type="float">
            <text:p>6.78982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669113" calcext:value-type="float">
            <text:p>0.000669113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0722405" calcext:value-type="float">
            <text:p>7.22405E-005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32922" calcext:value-type="float">
            <text:p>0.000532922</text:p>
          </table:table-cell>
          <table:table-cell office:value-type="float" office:value="0.0000738195" calcext:value-type="float">
            <text:p>7.38195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6738" calcext:value-type="float">
            <text:p>0.000546738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.0000651348" calcext:value-type="float">
            <text:p>6.51348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26605" calcext:value-type="float">
            <text:p>0.000526605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919783" calcext:value-type="float">
            <text:p>9.19783E-005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6211" calcext:value-type="float">
            <text:p>0.000526211</text:p>
          </table:table-cell>
          <table:table-cell office:value-type="float" office:value="0.0000667139" calcext:value-type="float">
            <text:p>6.67139E-005</text:p>
          </table:table-cell>
          <table:table-cell office:value-type="float" office:value="0.0000817146" calcext:value-type="float">
            <text:p>8.17146E-005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1608" calcext:value-type="float">
            <text:p>0.000571608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880308" calcext:value-type="float">
            <text:p>8.80308E-005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50686" calcext:value-type="float">
            <text:p>0.000550686</text:p>
          </table:table-cell>
          <table:table-cell office:value-type="float" office:value="0.0000675034" calcext:value-type="float">
            <text:p>6.75034E-005</text:p>
          </table:table-cell>
          <table:table-cell office:value-type="float" office:value="0.000104216" calcext:value-type="float">
            <text:p>0.00010421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7264" calcext:value-type="float">
            <text:p>0.000537264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303" calcext:value-type="float">
            <text:p>0.00007303</text:p>
          </table:table-cell>
          <table:table-cell office:value-type="float" office:value="0.000545554" calcext:value-type="float">
            <text:p>0.000545554</text:p>
          </table:table-cell>
          <table:table-cell office:value-type="float" office:value="0.0000911888" calcext:value-type="float">
            <text:p>9.11888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62923" calcext:value-type="float">
            <text:p>0.000562923</text:p>
          </table:table-cell>
          <table:table-cell office:value-type="float" office:value="0.0000667138" calcext:value-type="float">
            <text:p>6.67138E-005</text:p>
          </table:table-cell>
          <table:table-cell office:value-type="float" office:value="0.0000825041" calcext:value-type="float">
            <text:p>8.25041E-005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.0000651349" calcext:value-type="float">
            <text:p>6.51349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516" calcext:value-type="float">
            <text:p>0.00057516</text:p>
          </table:table-cell>
          <table:table-cell office:value-type="float" office:value="0.0000671086" calcext:value-type="float">
            <text:p>6.71086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72792" calcext:value-type="float">
            <text:p>0.000572792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003" calcext:value-type="float">
            <text:p>0.000060003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0555" calcext:value-type="float">
            <text:p>0.000560555</text:p>
          </table:table-cell>
          <table:table-cell office:value-type="float" office:value="0.0000682929" calcext:value-type="float">
            <text:p>6.82929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8458" calcext:value-type="float">
            <text:p>7.18458E-005</text:p>
          </table:table-cell>
          <table:table-cell office:value-type="float" office:value="0.000559765" calcext:value-type="float">
            <text:p>0.000559765</text:p>
          </table:table-cell>
          <table:table-cell office:value-type="float" office:value="0.0000671087" calcext:value-type="float">
            <text:p>6.71087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872018" calcext:value-type="float">
            <text:p>0.000872018</text:p>
          </table:table-cell>
          <table:table-cell office:value-type="float" office:value="0.0000750038" calcext:value-type="float">
            <text:p>7.50038E-005</text:p>
          </table:table-cell>
          <table:table-cell office:value-type="float" office:value="0.0000603978" calcext:value-type="float">
            <text:p>6.03978E-005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.0000643453" calcext:value-type="float">
            <text:p>6.43453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98988" calcext:value-type="float">
            <text:p>0.000798988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582" calcext:value-type="float">
            <text:p>0.000061582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752011" calcext:value-type="float">
            <text:p>0.000752011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763459" calcext:value-type="float">
            <text:p>0.000763459</text:p>
          </table:table-cell>
          <table:table-cell office:value-type="float" office:value="0.0000627663" calcext:value-type="float">
            <text:p>6.2766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597662" calcext:value-type="float">
            <text:p>0.000597662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.0000655296" calcext:value-type="float">
            <text:p>6.55296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61739" calcext:value-type="float">
            <text:p>0.000561739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3975" calcext:value-type="float">
            <text:p>0.000543975</text:p>
          </table:table-cell>
          <table:table-cell office:value-type="float" office:value="0.0000631611" calcext:value-type="float">
            <text:p>6.31611E-005</text:p>
          </table:table-cell>
          <table:table-cell office:value-type="float" office:value="0.0000611873" calcext:value-type="float">
            <text:p>6.11873E-005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.0000647401" calcext:value-type="float">
            <text:p>6.47401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33316" calcext:value-type="float">
            <text:p>0.000533316</text:p>
          </table:table-cell>
          <table:table-cell office:value-type="float" office:value="0.0000718457" calcext:value-type="float">
            <text:p>7.18457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20289" calcext:value-type="float">
            <text:p>0.000520289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.0000643454" calcext:value-type="float">
            <text:p>6.43454E-005</text:p>
          </table:table-cell>
          <table:table-cell office:value-type="float" office:value="0.0000734247" calcext:value-type="float">
            <text:p>7.34247E-005</text:p>
          </table:table-cell>
          <table:table-cell office:value-type="float" office:value="0.000515157" calcext:value-type="float">
            <text:p>0.00051515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19768" calcext:value-type="float">
            <text:p>6.19768E-005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13578" calcext:value-type="float">
            <text:p>0.000513578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821094" calcext:value-type="float">
            <text:p>8.21094E-005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.0000639505" calcext:value-type="float">
            <text:p>6.39505E-005</text:p>
          </table:table-cell>
          <table:table-cell office:value-type="float" office:value="0.000071451" calcext:value-type="float">
            <text:p>0.000071451</text:p>
          </table:table-cell>
          <table:table-cell office:value-type="float" office:value="0.000546343" calcext:value-type="float">
            <text:p>0.000546343</text:p>
          </table:table-cell>
          <table:table-cell office:value-type="float" office:value="0.0000607925" calcext:value-type="float">
            <text:p>6.07925E-005</text:p>
          </table:table-cell>
          <table:table-cell office:value-type="float" office:value="0.0000710562" calcext:value-type="float">
            <text:p>7.10562E-005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.0000635558" calcext:value-type="float">
            <text:p>6.35558E-005</text:p>
          </table:table-cell>
          <table:table-cell office:value-type="float" office:value="0.0000710562" calcext:value-type="float">
            <text:p>7.10562E-005</text:p>
          </table:table-cell>
          <table:table-cell office:value-type="float" office:value="0.000549107" calcext:value-type="float">
            <text:p>0.000549107</text:p>
          </table:table-cell>
          <table:table-cell office:value-type="float" office:value="0.0000611873" calcext:value-type="float">
            <text:p>6.11873E-005</text:p>
          </table:table-cell>
          <table:table-cell office:value-type="float" office:value="0.0000607925" calcext:value-type="float">
            <text:p>6.07925E-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9T21:56:53.583000000</dc:date>
    <meta:editing-duration>PT13M9S</meta:editing-duration>
    <meta:editing-cycles>1</meta:editing-cycles>
    <meta:document-statistic meta:table-count="1" meta:cell-count="6006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75cm" svg:height="22.319cm" xlink:href=".." xlink:type="simple" chart:class="chart:scatter" chart:style-name="ch1">
        <chart:legend chart:legend-position="end" svg:x="30.841cm" svg:y="9.864cm" style:legend-expansion="high" chart:style-name="ch2"/>
        <chart:plot-area chart:style-name="ch3" table:cell-range-address="access.A1:access.F1001" chart:data-source-has-labels="row" svg:x="0.703cm" svg:y="0.446cm" svg:width="29.435cm" svg:height="21.427cm">
          <chartooo:coordinate-region svg:x="1.986cm" svg:y="0.645cm" svg:width="27.503cm" svg:height="20.5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ccess.B2:access.B1001" chart:label-cell-address="access.B1:access.B1" chart:class="chart:scatter">
            <chart:domain table:cell-range-address="access.A2:access.A1001"/>
            <chart:data-point chart:repeated="1000"/>
          </chart:series>
          <chart:series chart:style-name="ch8" chart:values-cell-range-address="access.C2:access.C1001" chart:label-cell-address="access.C1:access.C1" chart:class="chart:scatter">
            <chart:data-point chart:repeated="1000"/>
          </chart:series>
          <chart:series chart:style-name="ch9" chart:values-cell-range-address="access.D2:access.D1001" chart:label-cell-address="access.D1:access.D1" chart:class="chart:scatter">
            <chart:data-point chart:repeated="1000"/>
          </chart:series>
          <chart:series chart:style-name="ch10" chart:values-cell-range-address="access.E2:access.E1001" chart:label-cell-address="access.E1:access.E1" chart:class="chart:scatter">
            <chart:data-point chart:repeated="1000"/>
          </chart:series>
          <chart:series chart:style-name="ch11" chart:values-cell-range-address="access.F2:access.F1001" chart:label-cell-address="access.F1:access.F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access.B1:access.B1</svg:desc>
                </draw:g>
              </table:table-cell>
              <table:table-cell office:value-type="string">
                <text:p>vector</text:p>
                <draw:g>
                  <svg:desc>access.C1:access.C1</svg:desc>
                </draw:g>
              </table:table-cell>
              <table:table-cell office:value-type="string">
                <text:p>bst</text:p>
                <draw:g>
                  <svg:desc>access.D1:access.D1</svg:desc>
                </draw:g>
              </table:table-cell>
              <table:table-cell office:value-type="string">
                <text:p>tiered vector</text:p>
                <draw:g>
                  <svg:desc>access.E1:access.E1</svg:desc>
                </draw:g>
              </table:table-cell>
              <table:table-cell office:value-type="string">
                <text:p>bittrick tiered vector</text:p>
                <draw:g>
                  <svg:desc>access.F1:acces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ess.A2:access.A1001</svg:desc>
                </draw:g>
              </table:table-cell>
              <table:table-cell office:value-type="float" office:value="0.0000635558">
                <text:p>0.0000635558</text:p>
                <draw:g>
                  <svg:desc>access.B2:access.B1001</svg:desc>
                </draw:g>
              </table:table-cell>
              <table:table-cell office:value-type="float" office:value="0.000074609">
                <text:p>0.000074609</text:p>
                <draw:g>
                  <svg:desc>access.C2:access.C1001</svg:desc>
                </draw:g>
              </table:table-cell>
              <table:table-cell office:value-type="float" office:value="0.000391599">
                <text:p>0.000391599</text:p>
                <draw:g>
                  <svg:desc>access.D2:access.D1001</svg:desc>
                </draw:g>
              </table:table-cell>
              <table:table-cell office:value-type="float" office:value="0.0000611873">
                <text:p>0.0000611873</text:p>
                <draw:g>
                  <svg:desc>access.E2:access.E1001</svg:desc>
                </draw:g>
              </table:table-cell>
              <table:table-cell office:value-type="float" office:value="0.0000611873">
                <text:p>0.0000611873</text:p>
                <draw:g>
                  <svg:desc>access.F2:access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23179">
                <text:p>0.00042317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386072">
                <text:p>0.00038607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399494">
                <text:p>0.00039949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398309">
                <text:p>0.00039830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26352">
                <text:p>0.000072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406994">
                <text:p>0.000406994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29101">
                <text:p>0.00042910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15679">
                <text:p>0.00041567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22784">
                <text:p>0.0004227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24758">
                <text:p>0.000424758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0734248">
                <text:p>0.0000734248</text:p>
              </table:table-cell>
              <table:table-cell office:value-type="float" office:value="0.000760301">
                <text:p>0.000760301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50023">
                <text:p>0.00045002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107374">
                <text:p>0.000107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00069872">
                <text:p>0.000069872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41338">
                <text:p>0.00044133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3739">
                <text:p>0.00043739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443707">
                <text:p>0.000443707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63839">
                <text:p>0.00046383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000769776">
                <text:p>0.000076977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2656">
                <text:p>0.00049265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000844779">
                <text:p>0.000084477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4498">
                <text:p>0.000474498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472524">
                <text:p>0.00047252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722405">
                <text:p>0.0000722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6477">
                <text:p>0.00059647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84761">
                <text:p>0.00048476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60286">
                <text:p>0.00046028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7003">
                <text:p>0.000587003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9104">
                <text:p>0.00048910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2787">
                <text:p>0.00048278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34895">
                <text:p>0.00053489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0029">
                <text:p>0.00057002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492656">
                <text:p>0.000492656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463">
                <text:p>0.00049463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5945">
                <text:p>0.000485945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596083">
                <text:p>0.000059608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552">
                <text:p>0.000515552</text:p>
              </table:table-cell>
              <table:table-cell office:value-type="float" office:value="0.000060003">
                <text:p>0.00006000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81208">
                <text:p>0.000481208</text:p>
              </table:table-cell>
              <table:table-cell office:value-type="float" office:value="0.0000596083">
                <text:p>0.000059608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000773724">
                <text:p>0.000077372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000888203">
                <text:p>0.000088820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4892">
                <text:p>0.00047489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5287">
                <text:p>0.000475287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1736">
                <text:p>0.00050173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42142">
                <text:p>0.0000742142</text:p>
              </table:table-cell>
              <table:table-cell office:value-type="float" office:value="0.000477261">
                <text:p>0.00047726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2919">
                <text:p>0.00047291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89245">
                <text:p>0.00068924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836884">
                <text:p>0.0000836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000663191">
                <text:p>0.000066319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4104">
                <text:p>0.00050410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000817146">
                <text:p>0.0000817146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000761881">
                <text:p>0.000076188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5688">
                <text:p>0.00059568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6209">
                <text:p>0.00049620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1472">
                <text:p>0.00049147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000848727">
                <text:p>0.000084872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742142">
                <text:p>0.0000742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722404">
                <text:p>0.0000722404</text:p>
              </table:table-cell>
              <table:table-cell office:value-type="float" office:value="0.000483972">
                <text:p>0.00048397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0814">
                <text:p>0.00048081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0422">
                <text:p>0.00054042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05289">
                <text:p>0.0005052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529">
                <text:p>0.0005352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76471">
                <text:p>0.00047647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0419">
                <text:p>0.00048041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4498">
                <text:p>0.00047449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470155">
                <text:p>0.00047015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9108">
                <text:p>0.00057910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516">
                <text:p>0.0005751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303">
                <text:p>0.00007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943469">
                <text:p>0.0000943469</text:p>
              </table:table-cell>
              <table:table-cell office:value-type="float" office:value="0.000530553">
                <text:p>0.00053055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496604">
                <text:p>0.00049660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26352">
                <text:p>0.0000726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1736">
                <text:p>0.000501736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0710562">
                <text:p>0.0000710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4238">
                <text:p>0.000554238</text:p>
              </table:table-cell>
              <table:table-cell office:value-type="float" office:value="0.0000813199">
                <text:p>0.000081319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81618">
                <text:p>0.0000781618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4895">
                <text:p>0.00053489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4235">
                <text:p>0.00049423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9762">
                <text:p>0.00049976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57665">
                <text:p>0.00065766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90288">
                <text:p>0.00049028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8709">
                <text:p>0.000488709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5156">
                <text:p>0.00048515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4632">
                <text:p>0.00052463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634">
                <text:p>0.0004863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4609">
                <text:p>0.0000746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483577">
                <text:p>0.000483577</text:p>
              </table:table-cell>
              <table:table-cell office:value-type="float" office:value="0.0000927678">
                <text:p>0.0000927678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0024">
                <text:p>0.000480024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2659">
                <text:p>0.00055265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63191">
                <text:p>0.0000663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1208">
                <text:p>0.00048120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77656">
                <text:p>0.00047765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475682">
                <text:p>0.00047568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954522">
                <text:p>0.00095452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463">
                <text:p>0.0004946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491472">
                <text:p>0.00049147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832936">
                <text:p>0.0000832936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86877">
                <text:p>0.00006868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86877">
                <text:p>0.00006868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48634">
                <text:p>0.0004863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773723">
                <text:p>0.0000773723</text:p>
              </table:table-cell>
              <table:table-cell office:value-type="float" office:value="0.000487525">
                <text:p>0.00048752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477261">
                <text:p>0.000477261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71451">
                <text:p>0.000071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06078">
                <text:p>0.000506078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848727">
                <text:p>0.00008487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479629">
                <text:p>0.00047962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702667">
                <text:p>0.0000702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757932">
                <text:p>0.0000757932</text:p>
              </table:table-cell>
              <table:table-cell office:value-type="float" office:value="0.000479629">
                <text:p>0.00047962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100663">
                <text:p>0.000100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475682">
                <text:p>0.00047568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7932">
                <text:p>0.0000757932</text:p>
              </table:table-cell>
              <table:table-cell office:value-type="float" office:value="0.000474498">
                <text:p>0.00047449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57932">
                <text:p>0.0000757932</text:p>
              </table:table-cell>
              <table:table-cell office:value-type="float" office:value="0.000493051">
                <text:p>0.00049305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483972">
                <text:p>0.000483972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1737">
                <text:p>0.00053173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27395">
                <text:p>0.00052739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1341">
                <text:p>0.00050134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6078">
                <text:p>0.000506078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9542">
                <text:p>0.00049542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4763">
                <text:p>0.000514763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63191">
                <text:p>0.0000663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1082">
                <text:p>0.000581082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132638">
                <text:p>0.0001326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5025">
                <text:p>0.000495025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915835">
                <text:p>0.0000915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4632">
                <text:p>0.000524632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8457">
                <text:p>0.00007184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552">
                <text:p>0.000515552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0000655297">
                <text:p>0.000065529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8447">
                <text:p>0.000508447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0000915836">
                <text:p>0.000091583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713">
                <text:p>0.00048713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0000852675">
                <text:p>0.0000852675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482393">
                <text:p>0.000482393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0000903993">
                <text:p>0.000090399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4632">
                <text:p>0.000524632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0000919783">
                <text:p>0.000091978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1079">
                <text:p>0.000521079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000101452">
                <text:p>0.000101452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502131">
                <text:p>0.00050213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529">
                <text:p>0.0005352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0000978996">
                <text:p>0.00009789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8709">
                <text:p>0.00048870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3577">
                <text:p>0.00048357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292">
                <text:p>0.0005029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0000785566">
                <text:p>0.000078556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741748">
                <text:p>0.000741748</text:p>
              </table:table-cell>
              <table:table-cell office:value-type="float" office:value="0.0000817146">
                <text:p>0.000081714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496999">
                <text:p>0.000496999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4366">
                <text:p>0.00048436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0000884255">
                <text:p>0.000088425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7525">
                <text:p>0.00048752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0000880308">
                <text:p>0.0000880308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477261">
                <text:p>0.000477261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840832">
                <text:p>0.00008408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000089215">
                <text:p>0.00008921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5945">
                <text:p>0.00048594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0814">
                <text:p>0.000480814</text:p>
              </table:table-cell>
              <table:table-cell office:value-type="float" office:value="0.0000817146">
                <text:p>0.000081714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316">
                <text:p>0.00051831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6081">
                <text:p>0.00056608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0000931626">
                <text:p>0.000093162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31089">
                <text:p>0.0007310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0000907941">
                <text:p>0.000090794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68323">
                <text:p>0.00066832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0000907941">
                <text:p>0.000090794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48727">
                <text:p>0.0000848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0000978996">
                <text:p>0.000097899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4106">
                <text:p>0.00053410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40027">
                <text:p>0.00054002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1867">
                <text:p>0.00049186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0000919783">
                <text:p>0.000091978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3972">
                <text:p>0.00048397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0000967153">
                <text:p>0.00009671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2525">
                <text:p>0.00050252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0000884255">
                <text:p>0.0000884255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540422">
                <text:p>0.00054042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0000986892">
                <text:p>0.000098689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0000994786">
                <text:p>0.000099478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6737">
                <text:p>0.000516737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000106584">
                <text:p>0.00010658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9498">
                <text:p>0.00048949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7139">
                <text:p>0.00066713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927678">
                <text:p>0.0000927678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3577">
                <text:p>0.000483577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0000884255">
                <text:p>0.000088425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25042">
                <text:p>0.00008250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8183">
                <text:p>0.00049818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0000947416">
                <text:p>0.0000947416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0000971101">
                <text:p>0.00009711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7526">
                <text:p>0.000517526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718457">
                <text:p>0.0000718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0000915835">
                <text:p>0.000091583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3182">
                <text:p>0.000483182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0781618">
                <text:p>0.00007816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0814">
                <text:p>0.000480814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42142">
                <text:p>0.0000742142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476471">
                <text:p>0.00047647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0419">
                <text:p>0.00048041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75287">
                <text:p>0.00047528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0000967153">
                <text:p>0.00009671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4368">
                <text:p>0.00051436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2262">
                <text:p>0.00049226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0000931626">
                <text:p>0.000093162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0000986892">
                <text:p>0.000098689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4763">
                <text:p>0.000514763</text:p>
              </table:table-cell>
              <table:table-cell office:value-type="float" office:value="0.0000722404">
                <text:p>0.0000722404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5949">
                <text:p>0.000545949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542">
                <text:p>0.0004954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76359">
                <text:p>0.00008763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9893">
                <text:p>0.000489893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9104">
                <text:p>0.00048910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26747">
                <text:p>0.00072674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0000903993">
                <text:p>0.000090399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896492">
                <text:p>0.00089649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63065">
                <text:p>0.000763065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55959">
                <text:p>0.000755959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31879">
                <text:p>0.00073187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734247">
                <text:p>0.0000734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43848">
                <text:p>0.00064384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42142">
                <text:p>0.0000742142</text:p>
              </table:table-cell>
              <table:table-cell office:value-type="float" office:value="0.00068135">
                <text:p>0.00068135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9503">
                <text:p>0.00057950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0428">
                <text:p>0.00066042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1871">
                <text:p>0.00058187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96872">
                <text:p>0.000596872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844779">
                <text:p>0.00008447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618189">
                <text:p>0.000618189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5955">
                <text:p>0.00066595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7096">
                <text:p>0.000770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55959">
                <text:p>0.00075595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35037">
                <text:p>0.00073503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663586">
                <text:p>0.00066358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836884">
                <text:p>0.0000836884</text:p>
              </table:table-cell>
              <table:table-cell office:value-type="float" office:value="0.000626874">
                <text:p>0.00062687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658849">
                <text:p>0.00065884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61881">
                <text:p>0.0000761881</text:p>
              </table:table-cell>
              <table:table-cell office:value-type="float" office:value="0.00067385">
                <text:p>0.00067385</text:p>
              </table:table-cell>
              <table:table-cell office:value-type="float" office:value="0.0000734248">
                <text:p>0.000073424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653322">
                <text:p>0.00065332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622926">
                <text:p>0.00062292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664375">
                <text:p>0.000664375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813198">
                <text:p>0.0000813198</text:p>
              </table:table-cell>
              <table:table-cell office:value-type="float" office:value="0.000838463">
                <text:p>0.00083846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716089">
                <text:p>0.0007160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80333">
                <text:p>0.0008033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104611">
                <text:p>0.000104611</text:p>
              </table:table-cell>
              <table:table-cell office:value-type="float" office:value="0.000650954">
                <text:p>0.000650954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927678">
                <text:p>0.00009276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674244">
                <text:p>0.00067424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06614">
                <text:p>0.00007066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79108">
                <text:p>0.00057910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54238">
                <text:p>0.000554238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47528">
                <text:p>0.00054752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0.000068293">
                <text:p>0.000068293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524632">
                <text:p>0.00052463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801356">
                <text:p>0.0000801356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04499">
                <text:p>0.00050449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6604">
                <text:p>0.00049660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825042">
                <text:p>0.0000825042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0000603977">
                <text:p>0.0000603977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635558">
                <text:p>0.0006355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69872">
                <text:p>0.000069872</text:p>
              </table:table-cell>
              <table:table-cell office:value-type="float" office:value="0.000617399">
                <text:p>0.00061739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07657">
                <text:p>0.00050765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02525">
                <text:p>0.00050252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46738">
                <text:p>0.000546738</text:p>
              </table:table-cell>
              <table:table-cell office:value-type="float" office:value="0.0000825042">
                <text:p>0.000082504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3446">
                <text:p>0.00049344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38448">
                <text:p>0.00053844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85551">
                <text:p>0.00048555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903992">
                <text:p>0.0000903992</text:p>
              </table:table-cell>
              <table:table-cell office:value-type="float" office:value="0.000484761">
                <text:p>0.000484761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76077">
                <text:p>0.00047607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81998">
                <text:p>0.00048199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61076">
                <text:p>0.000461076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646611">
                <text:p>0.000646611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6016">
                <text:p>0.0005601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33711">
                <text:p>0.000533711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7884">
                <text:p>0.000478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38195">
                <text:p>0.00007381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7393">
                <text:p>0.000497393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7788">
                <text:p>0.000497788</text:p>
              </table:table-cell>
              <table:table-cell office:value-type="float" office:value="0.0000742142">
                <text:p>0.0000742142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09631">
                <text:p>0.000509631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0.00010619">
                <text:p>0.00010619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0.00010619">
                <text:p>0.00010619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0.000100268">
                <text:p>0.00010026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8579">
                <text:p>0.000528579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0.0000998735">
                <text:p>0.000099873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8578">
                <text:p>0.000498578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66476">
                <text:p>0.000566476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108558">
                <text:p>0.000108558</text:p>
              </table:table-cell>
              <table:table-cell office:value-type="float" office:value="0.000634769">
                <text:p>0.000634769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58976">
                <text:p>0.000558976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39506">
                <text:p>0.00006395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768591">
                <text:p>0.00076859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583845">
                <text:p>0.00058384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90951">
                <text:p>0.00059095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801356">
                <text:p>0.00008013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42142">
                <text:p>0.0000742142</text:p>
              </table:table-cell>
              <table:table-cell office:value-type="float" office:value="0.000553054">
                <text:p>0.00055305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77671">
                <text:p>0.00007776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108558">
                <text:p>0.0001085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97408">
                <text:p>0.0000797408</text:p>
              </table:table-cell>
              <table:table-cell office:value-type="float" office:value="0.000534106">
                <text:p>0.000534106</text:p>
              </table:table-cell>
              <table:table-cell office:value-type="float" office:value="0.0000627664">
                <text:p>0.0000627664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0289">
                <text:p>0.00052028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5421">
                <text:p>0.00052542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825041">
                <text:p>0.0000825041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22404">
                <text:p>0.00007224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973">
                <text:p>0.00051397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3973">
                <text:p>0.00051397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17526">
                <text:p>0.00051752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6737">
                <text:p>0.000516737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9631">
                <text:p>0.000509631</text:p>
              </table:table-cell>
              <table:table-cell office:value-type="float" office:value="0.0000785566">
                <text:p>0.0000785566</text:p>
              </table:table-cell>
              <table:table-cell office:value-type="float" office:value="0.000069872">
                <text:p>0.0000698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0.0000761881">
                <text:p>0.000076188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7657">
                <text:p>0.00050765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4764">
                <text:p>0.00054476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3844">
                <text:p>0.00055384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4368">
                <text:p>0.00051436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6473">
                <text:p>0.000506473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923731">
                <text:p>0.00009237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3449">
                <text:p>0.000553449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919783">
                <text:p>0.00009197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8317">
                <text:p>0.00054831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424">
                <text:p>0.0005842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3051">
                <text:p>0.00049305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490288">
                <text:p>0.000490288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763065">
                <text:p>0.00076306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303">
                <text:p>0.000073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6343">
                <text:p>0.00054634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451">
                <text:p>0.0000714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0817">
                <text:p>0.00054081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8184">
                <text:p>0.00052818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0.0000943469">
                <text:p>0.000094346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0.0000856622">
                <text:p>0.000085662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8052">
                <text:p>0.00050805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6473">
                <text:p>0.00050647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8843">
                <text:p>0.000538843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3578">
                <text:p>0.00051357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345">
                <text:p>0.0005834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27395">
                <text:p>0.000527395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836884">
                <text:p>0.00008368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4764">
                <text:p>0.00054476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4504">
                <text:p>0.00059450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46091">
                <text:p>0.0000746091</text:p>
              </table:table-cell>
              <table:table-cell office:value-type="float" office:value="0.000645427">
                <text:p>0.00064542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632795">
                <text:p>0.00063279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0292">
                <text:p>0.00058029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88977">
                <text:p>0.00058897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542001">
                <text:p>0.00054200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6736">
                <text:p>0.00051673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919783">
                <text:p>0.0000919783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900045">
                <text:p>0.0000900045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11999">
                <text:p>0.00051199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60555">
                <text:p>0.00056055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3529">
                <text:p>0.0005352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5026">
                <text:p>0.00052502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832936">
                <text:p>0.0000832936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85566">
                <text:p>0.0000785566</text:p>
              </table:table-cell>
              <table:table-cell office:value-type="float" office:value="0.000513578">
                <text:p>0.00051357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17526">
                <text:p>0.00051752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5552">
                <text:p>0.000515552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9369">
                <text:p>0.00052936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42001">
                <text:p>0.00054200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78982">
                <text:p>0.00006789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0.0000773723">
                <text:p>0.000077372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0038">
                <text:p>0.00007500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0.0000663191">
                <text:p>0.0000663191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520289">
                <text:p>0.00052028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9236">
                <text:p>0.00050923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5421">
                <text:p>0.00052542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22404">
                <text:p>0.0000722404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17526">
                <text:p>0.00051752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5817">
                <text:p>0.00055581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1605">
                <text:p>0.00051160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48727">
                <text:p>0.00008487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8447">
                <text:p>0.000508447</text:p>
              </table:table-cell>
              <table:table-cell office:value-type="float" office:value="0.0000678982">
                <text:p>0.00006789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8184">
                <text:p>0.00052818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57791">
                <text:p>0.000557791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3581">
                <text:p>0.000573581</text:p>
              </table:table-cell>
              <table:table-cell office:value-type="float" office:value="0.0000844779">
                <text:p>0.0000844779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4107">
                <text:p>0.000564107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29242">
                <text:p>0.00062924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8713">
                <text:p>0.00057871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90161">
                <text:p>0.00059016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4107">
                <text:p>0.00056410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0291">
                <text:p>0.00055029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43453">
                <text:p>0.000643453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803725">
                <text:p>0.000803725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11873">
                <text:p>0.00061187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574766">
                <text:p>0.00057476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4504">
                <text:p>0.000594504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13057">
                <text:p>0.000613057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02399">
                <text:p>0.000602399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7265">
                <text:p>0.000567265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60949">
                <text:p>0.000560949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5029">
                <text:p>0.000585029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6608">
                <text:p>0.000586608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4375">
                <text:p>0.000664375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0.000108163">
                <text:p>0.00010816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9372">
                <text:p>0.000589372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702667">
                <text:p>0.0000702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40295">
                <text:p>0.00064029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10294">
                <text:p>0.000610294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15031">
                <text:p>0.00061503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33853">
                <text:p>0.00073385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108321">
                <text:p>0.0010832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87636">
                <text:p>0.00087636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977418">
                <text:p>0.00097741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48727">
                <text:p>0.0000848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103031">
                <text:p>0.0010303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878334">
                <text:p>0.00087833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887018">
                <text:p>0.000887018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879913">
                <text:p>0.00087991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02793">
                <text:p>0.00060279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02793">
                <text:p>0.00060279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41085">
                <text:p>0.00064108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80333">
                <text:p>0.0008033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847148">
                <text:p>0.00084714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0.000089215">
                <text:p>0.000089215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791487">
                <text:p>0.00079148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7139">
                <text:p>0.000667139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0.0000915836">
                <text:p>0.000091583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46611">
                <text:p>0.000646611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40295">
                <text:p>0.00064029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95293">
                <text:p>0.000595293</text:p>
              </table:table-cell>
              <table:table-cell office:value-type="float" office:value="0.0000836884">
                <text:p>0.0000836884</text:p>
              </table:table-cell>
              <table:table-cell office:value-type="float" office:value="0.0000726352">
                <text:p>0.00007263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560949">
                <text:p>0.000560949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722404">
                <text:p>0.00007224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695956">
                <text:p>0.000695956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9902">
                <text:p>0.00066990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09504">
                <text:p>0.000609504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580292">
                <text:p>0.000580292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7396">
                <text:p>0.000557396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48726">
                <text:p>0.00008487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40422">
                <text:p>0.000540422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77134">
                <text:p>0.000577134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69239">
                <text:p>0.000569239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532922">
                <text:p>0.000532922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9107">
                <text:p>0.000549107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57932">
                <text:p>0.00007579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000801356">
                <text:p>0.0000801356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40027">
                <text:p>0.000540027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844779">
                <text:p>0.0000844779</text:p>
              </table:table-cell>
              <table:table-cell office:value-type="float" office:value="0.000531343">
                <text:p>0.00053134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24632">
                <text:p>0.00052463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44779">
                <text:p>0.00008447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6188">
                <text:p>0.000076188</text:p>
              </table:table-cell>
              <table:table-cell office:value-type="float" office:value="0.000583845">
                <text:p>0.000583845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36869">
                <text:p>0.00053686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93461">
                <text:p>0.0000793461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18457">
                <text:p>0.00007184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7932">
                <text:p>0.0000757932</text:p>
              </table:table-cell>
              <table:table-cell office:value-type="float" office:value="0.000530553">
                <text:p>0.000530553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16737">
                <text:p>0.000516737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81618">
                <text:p>0.0000781618</text:p>
              </table:table-cell>
              <table:table-cell office:value-type="float" office:value="0.000643848">
                <text:p>0.000643848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61881">
                <text:p>0.0000761881</text:p>
              </table:table-cell>
              <table:table-cell office:value-type="float" office:value="0.000501341">
                <text:p>0.000501341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64502">
                <text:p>0.000564502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825041">
                <text:p>0.0000825041</text:p>
              </table:table-cell>
              <table:table-cell office:value-type="float" office:value="0.000489498">
                <text:p>0.000489498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1867">
                <text:p>0.000491867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766">
                <text:p>0.00056766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8843">
                <text:p>0.000538843</text:p>
              </table:table-cell>
              <table:table-cell office:value-type="float" office:value="0.0000678982">
                <text:p>0.00006789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4633">
                <text:p>0.000554633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577529">
                <text:p>0.000577529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789514">
                <text:p>0.00007895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30948">
                <text:p>0.00053094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34247">
                <text:p>0.00007342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6744">
                <text:p>0.000666744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53322">
                <text:p>0.000653322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7636">
                <text:p>0.000087636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3712">
                <text:p>0.00056371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0.0000655297">
                <text:p>0.000065529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64517">
                <text:p>0.0000864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0.0000986892">
                <text:p>0.000098689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0.0000907941">
                <text:p>0.000090794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578">
                <text:p>0.000513578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7657">
                <text:p>0.00050765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0.0000959259">
                <text:p>0.000095925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1605">
                <text:p>0.000511605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0.000101452">
                <text:p>0.00010145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842">
                <text:p>0.000523842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0.0000978996">
                <text:p>0.00009789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3973">
                <text:p>0.000513973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7791">
                <text:p>0.000557791</text:p>
              </table:table-cell>
              <table:table-cell office:value-type="float" office:value="0.0000734248">
                <text:p>0.0000734248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4368">
                <text:p>0.00051436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0027">
                <text:p>0.000540027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3581">
                <text:p>0.00057358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8975">
                <text:p>0.000558975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8184">
                <text:p>0.00052818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986892">
                <text:p>0.00009868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130664">
                <text:p>0.0001306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131849">
                <text:p>0.0001318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0757932">
                <text:p>0.0000757932</text:p>
              </table:table-cell>
              <table:table-cell office:value-type="float" office:value="0.000518316">
                <text:p>0.00051831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12119">
                <text:p>0.000121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114874">
                <text:p>0.0001148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0.0000663191">
                <text:p>0.0000663191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08841">
                <text:p>0.000508841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110532">
                <text:p>0.0001105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504104">
                <text:p>0.00050410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38195">
                <text:p>0.00007381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6474">
                <text:p>0.000536474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7303">
                <text:p>0.000073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919783">
                <text:p>0.00009197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42143">
                <text:p>0.0000742143</text:p>
              </table:table-cell>
              <table:table-cell office:value-type="float" office:value="0.000523842">
                <text:p>0.000523842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813199">
                <text:p>0.0000813199</text:p>
              </table:table-cell>
              <table:table-cell office:value-type="float" office:value="0.0000678982">
                <text:p>0.00006789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678982">
                <text:p>0.00006789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63191">
                <text:p>0.00006631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6737">
                <text:p>0.00051673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08447">
                <text:p>0.000508447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5423">
                <text:p>0.000555423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2132">
                <text:p>0.00053213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6016">
                <text:p>0.0005601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55296">
                <text:p>0.00006552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5029">
                <text:p>0.00058502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46738">
                <text:p>0.00054673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55296">
                <text:p>0.00006552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675034">
                <text:p>0.00006750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0289">
                <text:p>0.0005202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738195">
                <text:p>0.00007381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8448">
                <text:p>0.000538448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34248">
                <text:p>0.00007342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8974">
                <text:p>0.000528974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02667">
                <text:p>0.0000702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4635">
                <text:p>0.000584635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58345">
                <text:p>0.00058345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19105">
                <text:p>0.000519105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8974">
                <text:p>0.00052897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89908">
                <text:p>0.00078990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53844">
                <text:p>0.00055384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0.000076188">
                <text:p>0.00007618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0.0000998734">
                <text:p>0.0000998734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17526">
                <text:p>0.00051752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1999">
                <text:p>0.00051199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01341">
                <text:p>0.000501341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844779">
                <text:p>0.00008447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503315">
                <text:p>0.00050331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6604">
                <text:p>0.00049660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12394">
                <text:p>0.000512394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09251">
                <text:p>0.0000809251</text:p>
              </table:table-cell>
              <table:table-cell office:value-type="float" office:value="0.000530553">
                <text:p>0.00053055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8578">
                <text:p>0.00049857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8183">
                <text:p>0.00049818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4235">
                <text:p>0.00049423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87919">
                <text:p>0.00048791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9762">
                <text:p>0.00049976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680561">
                <text:p>0.00068056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44764">
                <text:p>0.000544764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91346">
                <text:p>0.000591346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23053">
                <text:p>0.00052305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88314">
                <text:p>0.00048831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0.0000678982">
                <text:p>0.0000678982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0.000068293">
                <text:p>0.000068293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689245">
                <text:p>0.00068924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1999">
                <text:p>0.00051199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7393">
                <text:p>0.00049739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7393">
                <text:p>0.00049739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52659">
                <text:p>0.00055265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39632">
                <text:p>0.000539632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3446">
                <text:p>0.00049344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0.0000975049">
                <text:p>0.0000975049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84761">
                <text:p>0.00048476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38195">
                <text:p>0.00007381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485945">
                <text:p>0.00048594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0.0000947416">
                <text:p>0.000094741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1082">
                <text:p>0.00058108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0.000103821">
                <text:p>0.00010382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42396">
                <text:p>0.00054239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0.0000903992">
                <text:p>0.000090399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4237">
                <text:p>0.00052423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10619">
                <text:p>0.00010619</text:p>
              </table:table-cell>
              <table:table-cell office:value-type="float" office:value="0.000493841">
                <text:p>0.00049384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4501">
                <text:p>0.00053450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0.000108953">
                <text:p>0.0001089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4238">
                <text:p>0.00055423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60569">
                <text:p>0.00008605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0.000115664">
                <text:p>0.000115664</text:p>
              </table:table-cell>
              <table:table-cell office:value-type="float" office:value="0.0000801356">
                <text:p>0.0000801356</text:p>
              </table:table-cell>
              <table:table-cell office:value-type="float" office:value="0.000511605">
                <text:p>0.000511605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710562">
                <text:p>0.00007105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497393">
                <text:p>0.00049739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0.0000967154">
                <text:p>0.0000967154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815173">
                <text:p>0.00081517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0.0000978997">
                <text:p>0.0000978997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975839">
                <text:p>0.00097583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0.0000978997">
                <text:p>0.0000978997</text:p>
              </table:table-cell>
              <table:table-cell office:value-type="float" office:value="0.0000998735">
                <text:p>0.0000998735</text:p>
              </table:table-cell>
              <table:table-cell office:value-type="float" office:value="0.000763459">
                <text:p>0.00076345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8846">
                <text:p>0.00059884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0.0000971101">
                <text:p>0.0000971101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565686">
                <text:p>0.000565686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884255">
                <text:p>0.00008842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0.0000975049">
                <text:p>0.0000975049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48712">
                <text:p>0.000548712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4501">
                <text:p>0.00053450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053">
                <text:p>0.00052305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0.0000959259">
                <text:p>0.000095925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4763">
                <text:p>0.00051476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0.000100663">
                <text:p>0.00010066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1121">
                <text:p>0.0005112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0.0000975049">
                <text:p>0.0000975049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0.000100268">
                <text:p>0.00010026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00623716">
                <text:p>0.000062371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28579">
                <text:p>0.00052857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0.000103426">
                <text:p>0.00010342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9238">
                <text:p>0.00053923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0.000103032">
                <text:p>0.00010303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0.000101452">
                <text:p>0.00010145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0.000105005">
                <text:p>0.0001050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0.000100268">
                <text:p>0.00010026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016">
                <text:p>0.00056016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8457">
                <text:p>0.00007184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0.000100663">
                <text:p>0.000100663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8457">
                <text:p>0.00007184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0.000102242">
                <text:p>0.00010224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7">
                <text:p>0.00007184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0.000102242">
                <text:p>0.00010224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0.000101452">
                <text:p>0.000101452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4279">
                <text:p>0.00054279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0.0000990839">
                <text:p>0.000099083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6212">
                <text:p>0.000556212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4895">
                <text:p>0.00053489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0292">
                <text:p>0.0005029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817146">
                <text:p>0.000817146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26352">
                <text:p>0.00007263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8578">
                <text:p>0.00049857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13199">
                <text:p>0.00008131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1472">
                <text:p>0.000491472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04246">
                <text:p>0.00070424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725168">
                <text:p>0.000725168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58328">
                <text:p>0.000758328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27931">
                <text:p>0.000727931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20163">
                <text:p>0.00062016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77924">
                <text:p>0.00057792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60554">
                <text:p>0.000560554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264">
                <text:p>0.000537264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9369">
                <text:p>0.00052936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0.0000994787">
                <text:p>0.000099478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6473">
                <text:p>0.000506473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32937">
                <text:p>0.00008329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9238">
                <text:p>0.00053923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24505">
                <text:p>0.000624505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886229">
                <text:p>0.00088622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04641">
                <text:p>0.00070464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77402">
                <text:p>0.00067740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647006">
                <text:p>0.000647006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97535">
                <text:p>0.000697535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840832">
                <text:p>0.00008408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63191">
                <text:p>0.000663191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5954">
                <text:p>0.00066595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8977">
                <text:p>0.00058897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2396">
                <text:p>0.00054239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053">
                <text:p>0.00052305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832936">
                <text:p>0.00008329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514368">
                <text:p>0.000514368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973">
                <text:p>0.000513973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9632">
                <text:p>0.000539632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93051">
                <text:p>0.000493051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1871">
                <text:p>0.00058187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1606">
                <text:p>0.00054160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7657">
                <text:p>0.00050765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97393">
                <text:p>0.00049739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8448">
                <text:p>0.00053844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8977">
                <text:p>0.000588977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832936">
                <text:p>0.00008329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51348">
                <text:p>0.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87666">
                <text:p>0.00068766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05825">
                <text:p>0.00070582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12268">
                <text:p>0.000612268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3581">
                <text:p>0.000573581</text:p>
              </table:table-cell>
              <table:table-cell office:value-type="float" office:value="0.0000848726">
                <text:p>0.0000848726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9107">
                <text:p>0.00054910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9367">
                <text:p>0.00049936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836884">
                <text:p>0.00008368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39238">
                <text:p>0.00053923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6474">
                <text:p>0.000536474</text:p>
              </table:table-cell>
              <table:table-cell office:value-type="float" office:value="0.0000844779">
                <text:p>0.000084477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9369">
                <text:p>0.000529369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521474">
                <text:p>0.000521474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836884">
                <text:p>0.00008368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48191">
                <text:p>0.000648191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5814">
                <text:p>0.000495814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7262">
                <text:p>0.000507262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516">
                <text:p>0.00057516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7788">
                <text:p>0.000497788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0.0000943469">
                <text:p>0.000094346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7922">
                <text:p>0.000547922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836884">
                <text:p>0.00008368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0.0000880308">
                <text:p>0.000088030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2525">
                <text:p>0.000502525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487524">
                <text:p>0.000487524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0.0000975049">
                <text:p>0.0000975049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09236">
                <text:p>0.000509236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78445">
                <text:p>0.00047844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0.0000734248">
                <text:p>0.000073424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303">
                <text:p>0.000073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498183">
                <text:p>0.000498183</text:p>
              </table:table-cell>
              <table:table-cell office:value-type="float" office:value="0.0000840832">
                <text:p>0.0000840832</text:p>
              </table:table-cell>
              <table:table-cell office:value-type="float" office:value="0.0000706615">
                <text:p>0.00007066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83182">
                <text:p>0.00048318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0.000076188">
                <text:p>0.000076188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660033">
                <text:p>0.00066003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49896">
                <text:p>0.00054989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542">
                <text:p>0.0004954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491867">
                <text:p>0.00049186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00840832">
                <text:p>0.0000840832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832937">
                <text:p>0.0000832937</text:p>
              </table:table-cell>
              <table:table-cell office:value-type="float" office:value="0.00058424">
                <text:p>0.00058424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0.0000888202">
                <text:p>0.000088820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0.000104216">
                <text:p>0.00010421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103426">
                <text:p>0.000103426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0.0000856622">
                <text:p>0.0000856622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11605">
                <text:p>0.000511605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0.0000907941">
                <text:p>0.0000907941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532527">
                <text:p>0.00053252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36885">
                <text:p>0.00008368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0.0000967154">
                <text:p>0.0000967154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14763">
                <text:p>0.00051476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0.0000880307">
                <text:p>0.0000880307</text:p>
              </table:table-cell>
              <table:table-cell office:value-type="float" office:value="0.0000789514">
                <text:p>0.0000789514</text:p>
              </table:table-cell>
              <table:table-cell office:value-type="float" office:value="0.000493446">
                <text:p>0.00049344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0.0000947416">
                <text:p>0.0000947416</text:p>
              </table:table-cell>
              <table:table-cell office:value-type="float" office:value="0.0000797409">
                <text:p>0.0000797409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955311">
                <text:p>0.0000955311</text:p>
              </table:table-cell>
              <table:table-cell office:value-type="float" office:value="0.000508052">
                <text:p>0.00050805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06473">
                <text:p>0.00050647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103821">
                <text:p>0.000103821</text:p>
              </table:table-cell>
              <table:table-cell office:value-type="float" office:value="0.000534106">
                <text:p>0.00053410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69872">
                <text:p>0.000069872</text:p>
              </table:table-cell>
              <table:table-cell office:value-type="float" office:value="0.000500946">
                <text:p>0.00050094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36884">
                <text:p>0.00008368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529369">
                <text:p>0.00052936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975049">
                <text:p>0.0000975049</text:p>
              </table:table-cell>
              <table:table-cell office:value-type="float" office:value="0.000490683">
                <text:p>0.00049068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89514">
                <text:p>0.0000789514</text:p>
              </table:table-cell>
              <table:table-cell office:value-type="float" office:value="0.00053529">
                <text:p>0.0005352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0.0000915835">
                <text:p>0.0000915835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542001">
                <text:p>0.00054200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0.000107769">
                <text:p>0.000107769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493051">
                <text:p>0.00049305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7919">
                <text:p>0.00048791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00603977">
                <text:p>0.0000603977</text:p>
              </table:table-cell>
              <table:table-cell office:value-type="float" office:value="0.0000840832">
                <text:p>0.00008408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6343">
                <text:p>0.00054634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0.000100268">
                <text:p>0.000100268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514763">
                <text:p>0.00051476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101058">
                <text:p>0.000101058</text:p>
              </table:table-cell>
              <table:table-cell office:value-type="float" office:value="0.00047055">
                <text:p>0.0004705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0.000103032">
                <text:p>0.000103032</text:p>
              </table:table-cell>
              <table:table-cell office:value-type="float" office:value="0.000118427">
                <text:p>0.000118427</text:p>
              </table:table-cell>
              <table:table-cell office:value-type="float" office:value="0.000664376">
                <text:p>0.00066437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0.0000900045">
                <text:p>0.0000900045</text:p>
              </table:table-cell>
              <table:table-cell office:value-type="float" office:value="0.000104216">
                <text:p>0.000104216</text:p>
              </table:table-cell>
              <table:table-cell office:value-type="float" office:value="0.000497788">
                <text:p>0.00049778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6188">
                <text:p>0.000076188</text:p>
              </table:table-cell>
              <table:table-cell office:value-type="float" office:value="0.000493446">
                <text:p>0.00049344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11605">
                <text:p>0.00051160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46091">
                <text:p>0.0000746091</text:p>
              </table:table-cell>
              <table:table-cell office:value-type="float" office:value="0.000538053">
                <text:p>0.000538053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491472">
                <text:p>0.00049147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0.0000967154">
                <text:p>0.0000967154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493841">
                <text:p>0.00049384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852674">
                <text:p>0.00008526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848727">
                <text:p>0.0000848727</text:p>
              </table:table-cell>
              <table:table-cell office:value-type="float" office:value="0.000486735">
                <text:p>0.00048673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852675">
                <text:p>0.0000852675</text:p>
              </table:table-cell>
              <table:table-cell office:value-type="float" office:value="0.000485945">
                <text:p>0.00048594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884255">
                <text:p>0.00008842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101058">
                <text:p>0.000101058</text:p>
              </table:table-cell>
              <table:table-cell office:value-type="float" office:value="0.000501341">
                <text:p>0.00050134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1208">
                <text:p>0.00048120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7788">
                <text:p>0.000497788</text:p>
              </table:table-cell>
              <table:table-cell office:value-type="float" office:value="0.0000848727">
                <text:p>0.0000848727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0.0000919783">
                <text:p>0.0000919783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53054">
                <text:p>0.00055305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62923">
                <text:p>0.00056292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59765">
                <text:p>0.00055976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0.0000900045">
                <text:p>0.000090004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1474">
                <text:p>0.00052147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0.0000967153">
                <text:p>0.0000967153</text:p>
              </table:table-cell>
              <table:table-cell office:value-type="float" office:value="0.0000797409">
                <text:p>0.0000797409</text:p>
              </table:table-cell>
              <table:table-cell office:value-type="float" office:value="0.000532922">
                <text:p>0.00053292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0.0000959259">
                <text:p>0.0000959259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0.0000900045">
                <text:p>0.0000900045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66871">
                <text:p>0.00056687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0.0000900045">
                <text:p>0.0000900045</text:p>
              </table:table-cell>
              <table:table-cell office:value-type="float" office:value="0.0000840832">
                <text:p>0.0000840832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0.0000903993">
                <text:p>0.0000903993</text:p>
              </table:table-cell>
              <table:table-cell office:value-type="float" office:value="0.0000694771">
                <text:p>0.0000694771</text:p>
              </table:table-cell>
              <table:table-cell office:value-type="float" office:value="0.000550686">
                <text:p>0.00055068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0.000089215">
                <text:p>0.000089215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8183">
                <text:p>0.000498183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3051">
                <text:p>0.00049305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491867">
                <text:p>0.00049186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0.0000809251">
                <text:p>0.0000809251</text:p>
              </table:table-cell>
              <table:table-cell office:value-type="float" office:value="0.0000698719">
                <text:p>0.0000698719</text:p>
              </table:table-cell>
              <table:table-cell office:value-type="float" office:value="0.000559765">
                <text:p>0.00055976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56622">
                <text:p>0.00008566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0.0000967154">
                <text:p>0.0000967154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0.0000990839">
                <text:p>0.0000990839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9367">
                <text:p>0.000499367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0683">
                <text:p>0.000490683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563713">
                <text:p>0.000563713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491077">
                <text:p>0.00049107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97408">
                <text:p>0.0000797408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85566">
                <text:p>0.0000785566</text:p>
              </table:table-cell>
              <table:table-cell office:value-type="float" office:value="0.000487524">
                <text:p>0.000487524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765828">
                <text:p>0.00007658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9103">
                <text:p>0.00048910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1208">
                <text:p>0.00048120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5685">
                <text:p>0.00053568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0.0000986892">
                <text:p>0.000098689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3973">
                <text:p>0.000513973</text:p>
              </table:table-cell>
              <table:table-cell office:value-type="float" office:value="0.0000848727">
                <text:p>0.0000848727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0.0000971101">
                <text:p>0.00009711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0.0000722404">
                <text:p>0.000072240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2393">
                <text:p>0.00048239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8982">
                <text:p>0.00006789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3578">
                <text:p>0.00051357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842">
                <text:p>0.000523842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9498">
                <text:p>0.00048949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174">
                <text:p>0.0005917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0.000105795">
                <text:p>0.00010579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6868">
                <text:p>0.000506868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7657">
                <text:p>0.00050765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4103">
                <text:p>0.00047410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63191">
                <text:p>0.00006631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0.0000832936">
                <text:p>0.000083293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7398">
                <text:p>0.00058739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0.0000915836">
                <text:p>0.000091583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8448">
                <text:p>0.00053844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0.0000872412">
                <text:p>0.000087241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4235">
                <text:p>0.00049423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303">
                <text:p>0.000073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1339">
                <text:p>0.000471339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7788">
                <text:p>0.00049778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550686">
                <text:p>0.00055068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3841">
                <text:p>0.00049384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23715">
                <text:p>0.00006237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9893">
                <text:p>0.00048989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0.0000994787">
                <text:p>0.000099478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8314">
                <text:p>0.00048831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0.0000781618">
                <text:p>0.000078161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542">
                <text:p>0.0004954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492656">
                <text:p>0.00049265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0551">
                <text:p>0.00050055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5551">
                <text:p>0.000485551</text:p>
              </table:table-cell>
              <table:table-cell office:value-type="float" office:value="0.0000603977">
                <text:p>0.0000603977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9631">
                <text:p>0.00050963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5108">
                <text:p>0.0005510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0.0000907941">
                <text:p>0.000090794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9896">
                <text:p>0.000549896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2134">
                <text:p>0.000562134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6869">
                <text:p>0.00053686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7657">
                <text:p>0.00050765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0.0000939521">
                <text:p>0.000093952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5025">
                <text:p>0.00049502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39506">
                <text:p>0.00006395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5025">
                <text:p>0.000495025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20952">
                <text:p>0.000620952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0.000101847">
                <text:p>0.00010184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9367">
                <text:p>0.000499367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0.000110927">
                <text:p>0.00011092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71481">
                <text:p>0.00067148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7303">
                <text:p>0.000073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0.0000915835">
                <text:p>0.000091583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02004">
                <text:p>0.000602004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0.0000943469">
                <text:p>0.000094346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91077">
                <text:p>0.00049107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0734248">
                <text:p>0.0000734248</text:p>
              </table:table-cell>
              <table:table-cell office:value-type="float" office:value="0.000592925">
                <text:p>0.00059292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5552">
                <text:p>0.000515552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76613">
                <text:p>0.000676613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43059">
                <text:p>0.000643059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528579">
                <text:p>0.000528579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0.0000919783">
                <text:p>0.000091978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95025">
                <text:p>0.000495025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7396">
                <text:p>0.000557396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7395">
                <text:p>0.000527395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3449">
                <text:p>0.000553449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868465">
                <text:p>0.0000868465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3976">
                <text:p>0.000573976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3185">
                <text:p>0.000543185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108">
                <text:p>0.00055108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00678982">
                <text:p>0.0000678982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529">
                <text:p>0.00053529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23715">
                <text:p>0.00006237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7791">
                <text:p>0.000557791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627663">
                <text:p>0.00006276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31737">
                <text:p>0.000531737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31611">
                <text:p>0.00006316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0623716">
                <text:p>0.0000623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2001">
                <text:p>0.000542001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0623716">
                <text:p>0.00006237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0.000131059">
                <text:p>0.00013105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4764">
                <text:p>0.000544764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722405">
                <text:p>0.00007224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1211">
                <text:p>0.00054121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0.0000793461">
                <text:p>0.000079346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1475">
                <text:p>0.00055147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772144">
                <text:p>0.00077214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825041">
                <text:p>0.00008250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9793">
                <text:p>0.00069793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28326">
                <text:p>0.000728326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14115">
                <text:p>0.00071411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37532">
                <text:p>0.00063753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03978">
                <text:p>0.00060397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86608">
                <text:p>0.00058660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9174">
                <text:p>0.0005917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825041">
                <text:p>0.00008250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3844">
                <text:p>0.000553844</text:p>
              </table:table-cell>
              <table:table-cell office:value-type="float" office:value="0.0000856622">
                <text:p>0.000085662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8974">
                <text:p>0.00052897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38843">
                <text:p>0.00053884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6342">
                <text:p>0.00051634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8316">
                <text:p>0.00051831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5686">
                <text:p>0.000565686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863728">
                <text:p>0.00086372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742143">
                <text:p>0.000742143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0.0000821094">
                <text:p>0.0000821094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777671">
                <text:p>0.000777671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39774">
                <text:p>0.000739774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688061">
                <text:p>0.00068806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0.0000757932">
                <text:p>0.000075793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01088">
                <text:p>0.00070108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722405">
                <text:p>0.000722405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32795">
                <text:p>0.000632795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6249">
                <text:p>0.000624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2397">
                <text:p>0.00057239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69776">
                <text:p>0.0000769776</text:p>
              </table:table-cell>
              <table:table-cell office:value-type="float" office:value="0.000552659">
                <text:p>0.000552659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42001">
                <text:p>0.00054200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4237">
                <text:p>0.00052423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0.0000663191">
                <text:p>0.000066319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871">
                <text:p>0.00051871</text:p>
              </table:table-cell>
              <table:table-cell office:value-type="float" office:value="0.0000836884">
                <text:p>0.000083688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517131">
                <text:p>0.00051713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0.0000880308">
                <text:p>0.000088030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39111">
                <text:p>0.000639111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0423">
                <text:p>0.00057042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0.0000963206">
                <text:p>0.00009632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9107">
                <text:p>0.000549107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585029">
                <text:p>0.000585029</text:p>
              </table:table-cell>
              <table:table-cell office:value-type="float" office:value="0.0000603977">
                <text:p>0.0000603977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0.0000943468">
                <text:p>0.0000943468</text:p>
              </table:table-cell>
              <table:table-cell office:value-type="float" office:value="0.0000793461">
                <text:p>0.0000793461</text:p>
              </table:table-cell>
              <table:table-cell office:value-type="float" office:value="0.000566081">
                <text:p>0.000566081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0.0000986892">
                <text:p>0.0000986892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24237">
                <text:p>0.000524237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0.0000900045">
                <text:p>0.0000900045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519895">
                <text:p>0.000519895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1737">
                <text:p>0.000531737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0.0000975049">
                <text:p>0.000097504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2266">
                <text:p>0.00058226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0.0000935573">
                <text:p>0.000093557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8581">
                <text:p>0.00055858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0.0000896098">
                <text:p>0.000089609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0422">
                <text:p>0.00054042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40832">
                <text:p>0.000084083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0.0000931626">
                <text:p>0.0000931626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0.0000931626">
                <text:p>0.000093162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34895">
                <text:p>0.000534895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0.000101058">
                <text:p>0.000101058</text:p>
              </table:table-cell>
              <table:table-cell office:value-type="float" office:value="0.0000718458">
                <text:p>0.0000718458</text:p>
              </table:table-cell>
              <table:table-cell office:value-type="float" office:value="0.000525026">
                <text:p>0.000525026</text:p>
              </table:table-cell>
              <table:table-cell office:value-type="float" office:value="0.0000848727">
                <text:p>0.0000848727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0.0000927678">
                <text:p>0.000092767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0.000116058">
                <text:p>0.0001160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03978">
                <text:p>0.000060397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0.0000986892">
                <text:p>0.0000986892</text:p>
              </table:table-cell>
              <table:table-cell office:value-type="float" office:value="0.0000828989">
                <text:p>0.0000828989</text:p>
              </table:table-cell>
              <table:table-cell office:value-type="float" office:value="0.000534501">
                <text:p>0.000534501</text:p>
              </table:table-cell>
              <table:table-cell office:value-type="float" office:value="0.000060003">
                <text:p>0.00006000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0.0000848727">
                <text:p>0.000084872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3581">
                <text:p>0.000573581</text:p>
              </table:table-cell>
              <table:table-cell office:value-type="float" office:value="0.0000603977">
                <text:p>0.0000603977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0.0000813199">
                <text:p>0.000081319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937">
                <text:p>0.00055937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0.0000951363">
                <text:p>0.000095136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0911">
                <text:p>0.000609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074609">
                <text:p>0.0000746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0.0000994787">
                <text:p>0.000099478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90556">
                <text:p>0.00059055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0.0000844779">
                <text:p>0.0000844779</text:p>
              </table:table-cell>
              <table:table-cell office:value-type="float" office:value="0.0000734248">
                <text:p>0.0000734248</text:p>
              </table:table-cell>
              <table:table-cell office:value-type="float" office:value="0.000548712">
                <text:p>0.000548712</text:p>
              </table:table-cell>
              <table:table-cell office:value-type="float" office:value="0.0000880308">
                <text:p>0.000088030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0.000102242">
                <text:p>0.000102242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36474">
                <text:p>0.000536474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0.000101452">
                <text:p>0.00010145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0.0000864517">
                <text:p>0.000086451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718458">
                <text:p>0.00007184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0.0000971102">
                <text:p>0.0000971102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23842">
                <text:p>0.000523842</text:p>
              </table:table-cell>
              <table:table-cell office:value-type="float" office:value="0.0000623715">
                <text:p>0.0000623715</text:p>
              </table:table-cell>
              <table:table-cell office:value-type="float" office:value="0.000071451">
                <text:p>0.0000714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0.0000860569">
                <text:p>0.000086056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0.000104216">
                <text:p>0.00010421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0291">
                <text:p>0.000550291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0.000101058">
                <text:p>0.0001010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7526">
                <text:p>0.00051752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0.000068293">
                <text:p>0.00006829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66081">
                <text:p>0.000566081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29763">
                <text:p>0.000529763</text:p>
              </table:table-cell>
              <table:table-cell office:value-type="float" office:value="0.0000832937">
                <text:p>0.000083293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8974">
                <text:p>0.000528974</text:p>
              </table:table-cell>
              <table:table-cell office:value-type="float" office:value="0.0000825042">
                <text:p>0.0000825042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6736">
                <text:p>0.000516736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81618">
                <text:p>0.0000781618</text:p>
              </table:table-cell>
              <table:table-cell office:value-type="float" office:value="0.000546738">
                <text:p>0.00054673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0.0000982944">
                <text:p>0.00009829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973">
                <text:p>0.00051397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19373">
                <text:p>0.000619373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742142">
                <text:p>0.00007421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57665">
                <text:p>0.000657665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931626">
                <text:p>0.00009316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79376">
                <text:p>0.000679376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22404">
                <text:p>0.0000722404</text:p>
              </table:table-cell>
              <table:table-cell office:value-type="float" office:value="0.000596083">
                <text:p>0.000596083</text:p>
              </table:table-cell>
              <table:table-cell office:value-type="float" office:value="0.000061582">
                <text:p>0.000061582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565292">
                <text:p>0.000565292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8186">
                <text:p>0.000558186</text:p>
              </table:table-cell>
              <table:table-cell office:value-type="float" office:value="0.0000840832">
                <text:p>0.0000840832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279">
                <text:p>0.0005427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8579">
                <text:p>0.000528579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852674">
                <text:p>0.00008526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73723">
                <text:p>0.0000773723</text:p>
              </table:table-cell>
              <table:table-cell office:value-type="float" office:value="0.000541606">
                <text:p>0.00054160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264">
                <text:p>0.000537264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0948">
                <text:p>0.00053094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1086">
                <text:p>0.00006710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0.0000663191">
                <text:p>0.000066319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0.0000690824">
                <text:p>0.000069082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053">
                <text:p>0.00052305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67138">
                <text:p>0.00006671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0289">
                <text:p>0.000520289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67139">
                <text:p>0.00006671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0.0000832936">
                <text:p>0.0000832936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521868">
                <text:p>0.00052186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8843">
                <text:p>0.00053884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0158">
                <text:p>0.00053015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0.000105005">
                <text:p>0.0001050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71087">
                <text:p>0.00006710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8316">
                <text:p>0.00051831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59244">
                <text:p>0.00006592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817147">
                <text:p>0.0000817147</text:p>
              </table:table-cell>
              <table:table-cell office:value-type="float" office:value="0.000557791">
                <text:p>0.00055779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26352">
                <text:p>0.00007263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15947">
                <text:p>0.000515947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22263">
                <text:p>0.00052226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29763">
                <text:p>0.00052976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28974">
                <text:p>0.00052897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5195">
                <text:p>0.000519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17921">
                <text:p>0.00051792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0761881">
                <text:p>0.0000761881</text:p>
              </table:table-cell>
              <table:table-cell office:value-type="float" office:value="0.000507262">
                <text:p>0.00050726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813199">
                <text:p>0.0000813199</text:p>
              </table:table-cell>
              <table:table-cell office:value-type="float" office:value="0.000510026">
                <text:p>0.000510026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9236">
                <text:p>0.00050923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61881">
                <text:p>0.0000761881</text:p>
              </table:table-cell>
              <table:table-cell office:value-type="float" office:value="0.000528974">
                <text:p>0.00052897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0.000069872">
                <text:p>0.00006987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7265">
                <text:p>0.00056726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05951">
                <text:p>0.00060595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0.0000805304">
                <text:p>0.000080530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90161">
                <text:p>0.00059016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0.0000919783">
                <text:p>0.000091978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264">
                <text:p>0.00053726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7933">
                <text:p>0.00007579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0.000100268">
                <text:p>0.000100268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610294">
                <text:p>0.00061029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0.0000884255">
                <text:p>0.000088425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3844">
                <text:p>0.00055384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0.0000694772">
                <text:p>0.000069477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5292">
                <text:p>0.00056529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8712">
                <text:p>0.00054871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424">
                <text:p>0.00058424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53054">
                <text:p>0.00055305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40295">
                <text:p>0.000640295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0.0000781618">
                <text:p>0.000078161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86214">
                <text:p>0.000586214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0.000133033">
                <text:p>0.00013303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0.000102242">
                <text:p>0.00010224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8448">
                <text:p>0.00053844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0.0000959259">
                <text:p>0.0000959259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31737">
                <text:p>0.00053173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3447">
                <text:p>0.00052344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0.0000994787">
                <text:p>0.0000994787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0.000069872">
                <text:p>0.00006987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6869">
                <text:p>0.00053686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77671">
                <text:p>0.0000777671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27664">
                <text:p>0.0000627664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0.000074609">
                <text:p>0.00007460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8317">
                <text:p>0.00054831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9239">
                <text:p>0.00056923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6739">
                <text:p>0.000576739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0.000069872">
                <text:p>0.000069872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7">
                <text:p>0.00052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108558">
                <text:p>0.000108558</text:p>
              </table:table-cell>
              <table:table-cell office:value-type="float" office:value="0.000520684">
                <text:p>0.000520684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50038">
                <text:p>0.000075003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4">
                <text:p>0.0000706614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10562">
                <text:p>0.0000710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0.0000686877">
                <text:p>0.0000686877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4763">
                <text:p>0.00051476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3184">
                <text:p>0.000513184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13578">
                <text:p>0.000513578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6736">
                <text:p>0.00051673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6078">
                <text:p>0.00050607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06473">
                <text:p>0.00050647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0.0000923731">
                <text:p>0.000092373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57538">
                <text:p>0.000757538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686482">
                <text:p>0.00068648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264">
                <text:p>0.000537264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8843">
                <text:p>0.00053884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947416">
                <text:p>0.00009474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522658">
                <text:p>0.00052265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35558">
                <text:p>0.000063555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21079">
                <text:p>0.000521079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06615">
                <text:p>0.00007066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2779">
                <text:p>0.00052779</text:p>
              </table:table-cell>
              <table:table-cell office:value-type="float" office:value="0.0000619768">
                <text:p>0.000061976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10815">
                <text:p>0.000510815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501736">
                <text:p>0.00050173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498972">
                <text:p>0.00049897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53985">
                <text:p>0.0000753985</text:p>
              </table:table-cell>
              <table:table-cell office:value-type="float" office:value="0.000500157">
                <text:p>0.00050015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0.0000678982">
                <text:p>0.0000678982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500157">
                <text:p>0.00050015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57933">
                <text:p>0.0000757933</text:p>
              </table:table-cell>
              <table:table-cell office:value-type="float" office:value="0.000498578">
                <text:p>0.00049857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537659">
                <text:p>0.00053765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65828">
                <text:p>0.0000765828</text:p>
              </table:table-cell>
              <table:table-cell office:value-type="float" office:value="0.000508447">
                <text:p>0.00050844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6188">
                <text:p>0.000076188</text:p>
              </table:table-cell>
              <table:table-cell office:value-type="float" office:value="0.000489893">
                <text:p>0.00048989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7">
                <text:p>0.000060397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0.000068293">
                <text:p>0.000068293</text:p>
              </table:table-cell>
              <table:table-cell office:value-type="float" office:value="0.0000832937">
                <text:p>0.0000832937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0627664">
                <text:p>0.0000627664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06615">
                <text:p>0.0000706615</text:p>
              </table:table-cell>
              <table:table-cell office:value-type="float" office:value="0.00048713">
                <text:p>0.0004871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52675">
                <text:p>0.00008526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476866">
                <text:p>0.00047686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0.0000663191">
                <text:p>0.000066319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81603">
                <text:p>0.00048160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05683">
                <text:p>0.000505683</text:p>
              </table:table-cell>
              <table:table-cell office:value-type="float" office:value="0.000063161">
                <text:p>0.00006316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0.0000615821">
                <text:p>0.000061582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4501">
                <text:p>0.00053450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769775">
                <text:p>0.0000769775</text:p>
              </table:table-cell>
              <table:table-cell office:value-type="float" office:value="0.000504894">
                <text:p>0.000504894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536869">
                <text:p>0.00053686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0.0000678981">
                <text:p>0.000067898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2789">
                <text:p>0.000512789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9763">
                <text:p>0.000529763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5821">
                <text:p>0.00006158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485551">
                <text:p>0.00048555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3972">
                <text:p>0.000483972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0.0000702667">
                <text:p>0.0000702667</text:p>
              </table:table-cell>
              <table:table-cell office:value-type="float" office:value="0.0000726352">
                <text:p>0.0000726352</text:p>
              </table:table-cell>
              <table:table-cell office:value-type="float" office:value="0.000482787">
                <text:p>0.000482787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483972">
                <text:p>0.00048397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1042">
                <text:p>0.0005104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476471">
                <text:p>0.000476471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0.0000639506">
                <text:p>0.0000639506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72002">
                <text:p>0.000572002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825042">
                <text:p>0.00008250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0.0000659244">
                <text:p>0.0000659244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56607">
                <text:p>0.000556607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0.0000698719">
                <text:p>0.000069871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2528">
                <text:p>0.000562528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0.0000678982">
                <text:p>0.0000678982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669113">
                <text:p>0.000669113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0722405">
                <text:p>0.0000722405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32922">
                <text:p>0.000532922</text:p>
              </table:table-cell>
              <table:table-cell office:value-type="float" office:value="0.0000738195">
                <text:p>0.0000738195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6738">
                <text:p>0.000546738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0.0000651348">
                <text:p>0.0000651348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26605">
                <text:p>0.000526605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919783">
                <text:p>0.00009197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6211">
                <text:p>0.000526211</text:p>
              </table:table-cell>
              <table:table-cell office:value-type="float" office:value="0.0000667139">
                <text:p>0.0000667139</text:p>
              </table:table-cell>
              <table:table-cell office:value-type="float" office:value="0.0000817146">
                <text:p>0.00008171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1608">
                <text:p>0.000571608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880308">
                <text:p>0.00008803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50686">
                <text:p>0.000550686</text:p>
              </table:table-cell>
              <table:table-cell office:value-type="float" office:value="0.0000675034">
                <text:p>0.0000675034</text:p>
              </table:table-cell>
              <table:table-cell office:value-type="float" office:value="0.000104216">
                <text:p>0.0001042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7264">
                <text:p>0.000537264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303">
                <text:p>0.00007303</text:p>
              </table:table-cell>
              <table:table-cell office:value-type="float" office:value="0.000545554">
                <text:p>0.000545554</text:p>
              </table:table-cell>
              <table:table-cell office:value-type="float" office:value="0.0000911888">
                <text:p>0.0000911888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62923">
                <text:p>0.000562923</text:p>
              </table:table-cell>
              <table:table-cell office:value-type="float" office:value="0.0000667138">
                <text:p>0.0000667138</text:p>
              </table:table-cell>
              <table:table-cell office:value-type="float" office:value="0.0000825041">
                <text:p>0.00008250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0.0000651349">
                <text:p>0.0000651349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516">
                <text:p>0.00057516</text:p>
              </table:table-cell>
              <table:table-cell office:value-type="float" office:value="0.0000671086">
                <text:p>0.0000671086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72792">
                <text:p>0.000572792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003">
                <text:p>0.0000600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0555">
                <text:p>0.000560555</text:p>
              </table:table-cell>
              <table:table-cell office:value-type="float" office:value="0.0000682929">
                <text:p>0.0000682929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8458">
                <text:p>0.0000718458</text:p>
              </table:table-cell>
              <table:table-cell office:value-type="float" office:value="0.000559765">
                <text:p>0.000559765</text:p>
              </table:table-cell>
              <table:table-cell office:value-type="float" office:value="0.0000671087">
                <text:p>0.0000671087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872018">
                <text:p>0.000872018</text:p>
              </table:table-cell>
              <table:table-cell office:value-type="float" office:value="0.0000750038">
                <text:p>0.0000750038</text:p>
              </table:table-cell>
              <table:table-cell office:value-type="float" office:value="0.0000603978">
                <text:p>0.00006039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0.0000643453">
                <text:p>0.0000643453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98988">
                <text:p>0.000798988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582">
                <text:p>0.0000615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752011">
                <text:p>0.000752011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763459">
                <text:p>0.000763459</text:p>
              </table:table-cell>
              <table:table-cell office:value-type="float" office:value="0.0000627663">
                <text:p>0.000062766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597662">
                <text:p>0.000597662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0.0000655296">
                <text:p>0.0000655296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61739">
                <text:p>0.000561739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3975">
                <text:p>0.000543975</text:p>
              </table:table-cell>
              <table:table-cell office:value-type="float" office:value="0.0000631611">
                <text:p>0.0000631611</text:p>
              </table:table-cell>
              <table:table-cell office:value-type="float" office:value="0.0000611873">
                <text:p>0.00006118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0.0000647401">
                <text:p>0.0000647401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33316">
                <text:p>0.000533316</text:p>
              </table:table-cell>
              <table:table-cell office:value-type="float" office:value="0.0000718457">
                <text:p>0.0000718457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20289">
                <text:p>0.000520289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0.0000643454">
                <text:p>0.0000643454</text:p>
              </table:table-cell>
              <table:table-cell office:value-type="float" office:value="0.0000734247">
                <text:p>0.0000734247</text:p>
              </table:table-cell>
              <table:table-cell office:value-type="float" office:value="0.000515157">
                <text:p>0.00051515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19768">
                <text:p>0.000061976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13578">
                <text:p>0.000513578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821094">
                <text:p>0.00008210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0.0000639505">
                <text:p>0.0000639505</text:p>
              </table:table-cell>
              <table:table-cell office:value-type="float" office:value="0.000071451">
                <text:p>0.000071451</text:p>
              </table:table-cell>
              <table:table-cell office:value-type="float" office:value="0.000546343">
                <text:p>0.000546343</text:p>
              </table:table-cell>
              <table:table-cell office:value-type="float" office:value="0.0000607925">
                <text:p>0.0000607925</text:p>
              </table:table-cell>
              <table:table-cell office:value-type="float" office:value="0.0000710562">
                <text:p>0.00007105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0.0000635558">
                <text:p>0.0000635558</text:p>
              </table:table-cell>
              <table:table-cell office:value-type="float" office:value="0.0000710562">
                <text:p>0.0000710562</text:p>
              </table:table-cell>
              <table:table-cell office:value-type="float" office:value="0.000549107">
                <text:p>0.000549107</text:p>
              </table:table-cell>
              <table:table-cell office:value-type="float" office:value="0.0000611873">
                <text:p>0.0000611873</text:p>
              </table:table-cell>
              <table:table-cell office:value-type="float" office:value="0.0000607925">
                <text:p>0.000060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